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adornments="Ligh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draw:fill="hatch" draw:fill-hatch-name="Black_20_45_20_Degrees" draw:opacity="100%" draw:textarea-horizontal-align="justify" draw:textarea-vertical-align="middle" draw:auto-grow-height="false" fo:min-height="0.414cm" fo:min-width="24.908cm"/>
    </style:style>
    <style:style style:name="gr3" style:family="graphic" style:parent-style-name="standard">
      <style:graphic-properties draw:stroke="none" draw:fill-color="#739eff" draw:opacity="100%" draw:textarea-horizontal-align="justify" draw:textarea-vertical-align="middle" draw:auto-grow-height="false" fo:min-height="0.581cm" fo:min-width="2.515cm"/>
    </style:style>
    <style:style style:name="gr4" style:family="graphic" style:parent-style-name="standard">
      <style:graphic-properties draw:stroke="none" svg:stroke-width="0.035cm" svg:stroke-color="#ed1c24" draw:marker-start-width="0.252cm" draw:marker-end-width="0.252cm" draw:fill="none" draw:fill-color="#ffffff" draw:textarea-horizontal-align="justify" draw:textarea-vertical-align="middle" draw:auto-grow-height="false" fo:min-height="0.544cm" fo:min-width="2.397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35cm" svg:stroke-color="#ed1c24" draw:marker-start-width="0.252cm" draw:marker-end-width="0.252cm" draw:fill="none" draw:fill-color="#ffffff" draw:textarea-horizontal-align="justify" draw:textarea-vertical-align="middle" draw:auto-grow-height="false" fo:min-height="0.544cm" fo:min-width="2.396cm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="none" fo:min-height="0.559cm"/>
    </style:style>
    <style:style style:name="gr7" style:family="graphic" style:parent-style-name="objectwithoutfill">
      <style:graphic-properties draw:stroke="dash" draw:stroke-dash="Fine_20_Dashed"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width="0.035cm" svg:stroke-color="#ed1c24" draw:marker-start-width="0.252cm" draw:marker-end-width="0.252cm" draw:fill="none" draw:fill-color="#ffffff" draw:textarea-horizontal-align="justify" draw:textarea-vertical-align="middle" draw:auto-grow-height="false" fo:min-height="0.543cm" fo:min-width="2.397cm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544cm" fo:min-width="4.80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739eff" draw:marker-start="Arrow" draw:marker-start-width="0.352cm" draw:marker-end="Circle" draw:marker-end-width="0.352cm" draw:fill-color="#65a5e9" draw:textarea-vertical-align="middle" fo:padding-top="0.017cm" fo:padding-bottom="0.017cm" fo:padding-left="-0.034cm" fo:padding-right="-0.034cm"/>
    </style:style>
    <style:style style:name="gr11" style:family="graphic" style:parent-style-name="standard">
      <style:graphic-properties draw:stroke="none" draw:fill-color="#739eff" draw:opacity="100%" draw:textarea-horizontal-align="justify" draw:textarea-vertical-align="middle" draw:auto-grow-height="false" fo:min-height="0.581cm" fo:min-width="2.338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543cm" fo:min-width="4.804cm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739eff" draw:opacity="100%" draw:textarea-horizontal-align="justify" draw:textarea-vertical-align="middle" draw:auto-grow-height="false" fo:min-height="0.581cm" fo:min-width="2.206cm"/>
    </style:style>
    <style:style style:name="gr14" style:family="graphic" style:parent-style-name="standard">
      <style:graphic-properties draw:stroke="none" draw:fill-color="#739eff" draw:opacity="100%" draw:textarea-horizontal-align="justify" draw:textarea-vertical-align="middle" draw:auto-grow-height="false" fo:min-height="0.582cm" fo:min-width="1.506cm"/>
    </style:style>
    <style:style style:name="gr15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543cm" fo:min-width="4.805cm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739eff" draw:opacity="100%" draw:textarea-horizontal-align="justify" draw:textarea-vertical-align="middle" draw:auto-grow-height="false" fo:min-height="0.581cm" fo:min-width="2.517cm"/>
    </style:style>
    <style:style style:name="gr17" style:family="graphic" style:parent-style-name="standard">
      <style:graphic-properties draw:stroke="none" draw:fill-color="#739eff" draw:opacity="100%" draw:textarea-horizontal-align="justify" draw:textarea-vertical-align="middle" draw:auto-grow-height="false" fo:min-height="0.581cm" fo:min-width="2.332cm"/>
    </style:style>
    <style:style style:name="gr18" style:family="graphic" style:parent-style-name="standard">
      <style:graphic-properties draw:stroke="none" draw:fill-color="#739eff" draw:opacity="100%" draw:textarea-horizontal-align="justify" draw:textarea-vertical-align="middle" draw:auto-grow-height="false" fo:min-height="0.581cm" fo:min-width="1.505cm"/>
    </style:style>
    <style:style style:name="gr19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542cm" fo:min-width="4.805cm" fo:padding-top="0.142cm" fo:padding-bottom="0.142cm" fo:padding-left="0.267cm" fo:padding-right="0.267cm"/>
    </style:style>
    <style:style style:name="gr20" style:family="graphic" style:parent-style-name="standard">
      <style:graphic-properties draw:stroke="none" draw:fill-color="#739eff" draw:opacity="100%" draw:textarea-horizontal-align="justify" draw:textarea-vertical-align="middle" draw:auto-grow-height="false" fo:min-height="0.581cm" fo:min-width="1.506cm"/>
    </style:style>
    <style:style style:name="gr21" style:family="graphic" style:parent-style-name="standard">
      <style:graphic-properties draw:textarea-horizontal-align="justify" draw:textarea-vertical-align="middle" draw:auto-grow-height="false" fo:min-height="0.558cm" fo:min-width="1.663cm"/>
    </style:style>
    <style:style style:name="gr22" style:family="graphic" style:parent-style-name="standard">
      <style:graphic-properties draw:textarea-horizontal-align="justify" draw:textarea-vertical-align="middle" draw:auto-grow-height="false" fo:min-height="0.559cm" fo:min-width="0.55cm"/>
    </style:style>
    <style:style style:name="gr23" style:family="graphic" style:parent-style-name="standard">
      <style:graphic-properties draw:textarea-horizontal-align="justify" draw:textarea-vertical-align="middle" draw:auto-grow-height="false" fo:min-height="1.437cm" fo:min-width="0.55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fill-color="#808080" draw:textarea-horizontal-align="justify" draw:textarea-vertical-align="middle" draw:auto-grow-height="false" fo:min-height="0.558cm" fo:min-width="1.663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svg:stroke-color="#1c1c1c" draw:fill="none" draw:textarea-vertical-align="middle" draw:auto-grow-height="false" fo:min-height="8.064cm" fo:min-width="0cm"/>
    </style:style>
    <style:style style:name="gr28" style:family="graphic" style:parent-style-name="standard">
      <style:graphic-properties draw:fill="none" draw:textarea-vertical-align="middle" draw:auto-grow-height="false" fo:min-height="2.932cm" fo:min-width="0.125cm"/>
    </style:style>
    <style:style style:name="gr29" style:family="graphic" style:parent-style-name="standard">
      <style:graphic-properties draw:fill-color="#7ac896" draw:textarea-horizontal-align="justify" draw:textarea-vertical-align="middle" draw:auto-grow-height="false" fo:min-height="0.558cm" fo:min-width="1.66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6cm" fo:min-width="0cm"/>
    </style:style>
    <style:style style:name="gr31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.426cm" fo:min-width="0.434cm" fo:padding-top="0.142cm" fo:padding-bottom="0.142cm" fo:padding-left="0.267cm" fo:padding-right="0.267cm" draw:shadow="hidden"/>
    </style:style>
    <style:style style:name="gr3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Object_20_with_20_no_20_fill_20_and_20_no_20_line">
      <style:graphic-properties draw:stroke="none" draw:fill="none" fo:min-height="0.782cm"/>
    </style:style>
    <style:style style:name="gr34" style:family="graphic" style:parent-style-name="standard">
      <style:graphic-properties svg:stroke-width="0.035cm" svg:stroke-color="#749eff" draw:marker-start-width="0.252cm" draw:marker-end-width="0.252cm" draw:fill="none" draw:textarea-vertical-align="middle" draw:auto-grow-height="false" fo:min-height="4.722cm" fo:min-width="0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749eff" draw:marker-start-width="0.252cm" draw:marker-end-width="0.252cm" draw:fill="none" draw:textarea-vertical-align="middle" draw:auto-grow-height="false" fo:min-height="3.12cm" fo:min-width="0cm" fo:padding-top="0.142cm" fo:padding-bottom="0.142cm" fo:padding-left="0.267cm" fo:padding-right="0.267cm"/>
    </style:style>
    <style:style style:name="gr36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.737cm" fo:min-width="0.857cm" fo:padding-top="0.142cm" fo:padding-bottom="0.142cm" fo:padding-left="0.267cm" fo:padding-right="0.267cm"/>
    </style:style>
    <style:style style:name="gr37" style:family="graphic" style:parent-style-name="Object_20_with_20_no_20_fill_20_and_20_no_20_line">
      <style:graphic-properties draw:stroke="none" draw:fill="none" fo:min-height="0.781cm"/>
    </style:style>
    <style:style style:name="gr38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.423cm" fo:min-width="0.727cm" fo:padding-top="0.142cm" fo:padding-bottom="0.142cm" fo:padding-left="0.267cm" fo:padding-right="0.267cm"/>
    </style:style>
    <style:style style:name="gr39" style:family="graphic" style:parent-style-name="standard">
      <style:graphic-properties draw:stroke="solid" svg:stroke-width="0.035cm" svg:stroke-color="#1c1c1c" draw:marker-start-width="0.252cm" draw:marker-end-width="0.252cm" draw:fill="solid" draw:fill-color="#f6f9fb" draw:textarea-horizontal-align="justify" draw:textarea-vertical-align="middle" draw:auto-grow-height="false" fo:min-height="1.05cm" fo:min-width="1.296cm" fo:padding-top="0.142cm" fo:padding-bottom="0.142cm" fo:padding-left="0.267cm" fo:padding-right="0.267cm"/>
    </style:style>
    <style:style style:name="gr40" style:family="graphic" style:parent-style-name="standard">
      <style:graphic-properties draw:stroke="solid" svg:stroke-width="0.035cm" svg:stroke-color="#1c1c1c" draw:marker-start-width="0.252cm" draw:marker-end-width="0.252cm" draw:fill="solid" draw:fill-color="#f6f9fb" draw:textarea-horizontal-align="justify" draw:textarea-vertical-align="middle" draw:auto-grow-height="false" fo:min-height="0.097cm" fo:min-width="0.133cm" fo:padding-top="0.142cm" fo:padding-bottom="0.142cm" fo:padding-left="0.267cm" fo:padding-right="0.267cm"/>
    </style:style>
    <style:style style:name="gr41" style:family="graphic" style:parent-style-name="standard">
      <style:graphic-properties draw:stroke="solid" svg:stroke-width="0.035cm" svg:stroke-color="#1c1c1c" draw:marker-start-width="0.252cm" draw:marker-end-width="0.252cm" draw:fill="solid" draw:fill-color="#f6f9fb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2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.219cm" fo:min-width="0.366cm" fo:padding-top="0.142cm" fo:padding-bottom="0.142cm" fo:padding-left="0.267cm" fo:padding-right="0.267cm"/>
    </style:style>
    <style:style style:name="gr43" style:family="graphic" style:parent-style-name="standard">
      <style:graphic-properties draw:stroke="solid" svg:stroke-width="0.035cm" svg:stroke-color="#1c1c1c" draw:marker-start-width="0.252cm" draw:marker-end-width="0.252cm" draw:fill="solid" draw:fill-color="#f6f9fb" draw:textarea-horizontal-align="justify" draw:textarea-vertical-align="middle" draw:auto-grow-height="false" fo:min-height="0.668cm" fo:min-width="0.771cm" fo:padding-top="0.142cm" fo:padding-bottom="0.142cm" fo:padding-left="0.267cm" fo:padding-right="0.267cm"/>
    </style:style>
    <style:style style:name="gr44" style:family="graphic" style:parent-style-name="Object_20_with_20_no_20_fill_20_and_20_no_20_line">
      <style:graphic-properties draw:stroke="none" draw:fill="none" fo:min-height="0.783cm"/>
    </style:style>
    <style:style style:name="gr45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.22cm" fo:min-width="0.364cm" fo:padding-top="0.142cm" fo:padding-bottom="0.142cm" fo:padding-left="0.267cm" fo:padding-right="0.267cm"/>
    </style:style>
    <style:style style:name="gr46" style:family="graphic" style:parent-style-name="standard">
      <style:graphic-properties draw:stroke="solid" svg:stroke-width="0.035cm" svg:stroke-color="#1c1c1c" draw:marker-start-width="0.252cm" draw:marker-end-width="0.252cm" draw:fill="solid" draw:fill-color="#f6f9fb" draw:textarea-horizontal-align="justify" draw:textarea-vertical-align="middle" draw:auto-grow-height="false" fo:min-height="0.667cm" fo:min-width="0.771cm" fo:padding-top="0.142cm" fo:padding-bottom="0.142cm" fo:padding-left="0.267cm" fo:padding-right="0.267cm"/>
    </style:style>
    <style:style style:name="gr47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cm" fo:min-width="0.743cm" fo:padding-top="0.142cm" fo:padding-bottom="0.142cm" fo:padding-left="0.267cm" fo:padding-right="0.267cm"/>
    </style:style>
    <style:style style:name="gr48" style:family="graphic" style:parent-style-name="standard">
      <style:graphic-properties draw:stroke="solid" svg:stroke-width="0.035cm" svg:stroke-color="#1c1c1c" draw:marker-start-width="0.252cm" draw:marker-end-width="0.252cm" draw:fill="solid" draw:fill-color="#f6f9fb" draw:textarea-horizontal-align="justify" draw:textarea-vertical-align="middle" draw:auto-grow-height="false" fo:min-height="1.032cm" fo:min-width="1.27cm" fo:padding-top="0.142cm" fo:padding-bottom="0.142cm" fo:padding-left="0.267cm" fo:padding-right="0.267cm"/>
    </style:style>
    <style:style style:name="gr49" style:family="graphic" style:parent-style-name="Object_20_with_20_no_20_fill_20_and_20_no_20_line">
      <style:graphic-properties draw:stroke="none" draw:fill="none" fo:min-height="0.769cm"/>
    </style:style>
    <style:style style:name="gr50" style:family="graphic" style:parent-style-name="standard">
      <style:graphic-properties svg:stroke-width="0.035cm" svg:stroke-color="#749eff" draw:marker-start-width="0.252cm" draw:marker-end-width="0.252cm" draw:fill="none" draw:textarea-vertical-align="middle" draw:auto-grow-height="false" fo:min-height="4.659cm" fo:min-width="0cm" fo:padding-top="0.142cm" fo:padding-bottom="0.142cm" fo:padding-left="0.267cm" fo:padding-right="0.267cm"/>
    </style:style>
    <style:style style:name="gr51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.212cm" fo:min-width="0.353cm" fo:padding-top="0.142cm" fo:padding-bottom="0.142cm" fo:padding-left="0.267cm" fo:padding-right="0.267cm"/>
    </style:style>
    <style:style style:name="gr52" style:family="graphic" style:parent-style-name="standard">
      <style:graphic-properties draw:stroke="solid" svg:stroke-width="0.035cm" svg:stroke-color="#1c1c1c" draw:marker-start-width="0.252cm" draw:marker-end-width="0.252cm" draw:fill="solid" draw:fill-color="#f6f9fb" draw:textarea-horizontal-align="justify" draw:textarea-vertical-align="middle" draw:auto-grow-height="false" fo:min-height="0.652cm" fo:min-width="0.752cm" fo:padding-top="0.142cm" fo:padding-bottom="0.142cm" fo:padding-left="0.267cm" fo:padding-right="0.267cm"/>
    </style:style>
    <style:style style:name="gr53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.72cm" fo:min-width="0.836cm" fo:padding-top="0.142cm" fo:padding-bottom="0.142cm" fo:padding-left="0.267cm" fo:padding-right="0.267cm"/>
    </style:style>
    <style:style style:name="gr54" style:family="graphic" style:parent-style-name="Object_20_with_20_no_20_fill_20_and_20_no_20_line">
      <style:graphic-properties draw:stroke="none" draw:fill="none" fo:min-height="0.767cm"/>
    </style:style>
    <style:style style:name="gr55" style:family="graphic" style:parent-style-name="standard">
      <style:graphic-properties draw:stroke="none" svg:stroke-width="0.035cm" svg:stroke-color="#1c1c1c" draw:marker-start-width="0.252cm" draw:marker-end-width="0.252cm" draw:fill="solid" draw:fill-color="#1c1c1c" draw:textarea-vertical-align="middle" draw:auto-grow-height="false" fo:min-height="0cm" fo:min-width="0cm" fo:padding-top="0.142cm" fo:padding-bottom="0.142cm" fo:padding-left="0.267cm" fo:padding-right="0.267cm"/>
    </style:style>
    <style:style style:name="gr56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.326cm" fo:min-width="0.295cm" fo:padding-top="0.142cm" fo:padding-bottom="0.142cm" fo:padding-left="0.267cm" fo:padding-right="0.267cm"/>
    </style:style>
    <style:style style:name="gr57" style:family="graphic" style:parent-style-name="Object_20_with_20_no_20_fill_20_and_20_no_20_line">
      <style:graphic-properties draw:stroke="none" draw:fill="none" fo:min-height="0.384cm"/>
    </style:style>
    <style:style style:name="gr58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.326cm" fo:min-width="0.296cm" fo:padding-top="0.142cm" fo:padding-bottom="0.142cm" fo:padding-left="0.267cm" fo:padding-right="0.267cm"/>
    </style:style>
    <style:style style:name="gr59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.374cm" fo:min-width="0.638cm" fo:padding-top="0.142cm" fo:padding-bottom="0.142cm" fo:padding-left="0.267cm" fo:padding-right="0.267cm"/>
    </style:style>
    <style:style style:name="gr60" style:family="graphic" style:parent-style-name="standard">
      <style:graphic-properties draw:stroke="solid" svg:stroke-width="0.035cm" svg:stroke-color="#1c1c1c" draw:marker-start-width="0.252cm" draw:marker-end-width="0.252cm" draw:fill="solid" draw:fill-color="#f6f9fb" draw:textarea-horizontal-align="justify" draw:textarea-vertical-align="middle" draw:auto-grow-height="false" fo:min-height="0.954cm" fo:min-width="1.166cm" fo:padding-top="0.142cm" fo:padding-bottom="0.142cm" fo:padding-left="0.267cm" fo:padding-right="0.267cm"/>
    </style:style>
    <style:style style:name="gr61" style:family="graphic" style:parent-style-name="standard">
      <style:graphic-properties draw:stroke="solid" svg:stroke-width="0.035cm" svg:stroke-color="#1c1c1c" draw:marker-start-width="0.252cm" draw:marker-end-width="0.252cm" draw:fill="solid" draw:fill-color="#f6f9fb" draw:textarea-horizontal-align="justify" draw:textarea-vertical-align="middle" draw:auto-grow-height="false" fo:min-height="0.069cm" fo:min-width="0.085cm" fo:padding-top="0.142cm" fo:padding-bottom="0.142cm" fo:padding-left="0.267cm" fo:padding-right="0.267cm"/>
    </style:style>
    <style:style style:name="gr62" style:family="graphic" style:parent-style-name="Object_20_with_20_no_20_fill_20_and_20_no_20_line">
      <style:graphic-properties draw:stroke="none" draw:fill="none" fo:min-height="0.948cm"/>
    </style:style>
    <style:style style:name="gr63" style:family="graphic" style:parent-style-name="standard">
      <style:graphic-properties draw:stroke="solid" svg:stroke-width="0.035cm" svg:stroke-color="#1c1c1c" draw:marker-start-width="0.252cm" draw:marker-end-width="0.252cm" draw:fill-color="#f8f9fb" draw:textarea-horizontal-align="justify" draw:textarea-vertical-align="middle" draw:auto-grow-height="false" fo:min-height="0.354cm" fo:min-width="0.103cm" fo:padding-top="0.142cm" fo:padding-bottom="0.142cm" fo:padding-left="0.267cm" fo:padding-right="0.267cm"/>
    </style:style>
    <style:style style:name="gr64" style:family="graphic" style:parent-style-name="standard">
      <style:graphic-properties draw:stroke="solid" svg:stroke-width="0.035cm" svg:stroke-color="#1c1c1c" draw:marker-start-width="0.252cm" draw:marker-end-width="0.252cm" draw:fill-color="#f8f9fb" draw:textarea-horizontal-align="justify" draw:textarea-vertical-align="middle" draw:auto-grow-height="false" fo:min-height="0.353cm" fo:min-width="0.103cm" fo:padding-top="0.142cm" fo:padding-bottom="0.142cm" fo:padding-left="0.267cm" fo:padding-right="0.267cm"/>
    </style:style>
    <style:style style:name="gr65" style:family="graphic" style:parent-style-name="standard">
      <style:graphic-properties draw:stroke="none" draw:fill="solid" draw:fill-color="#1c1c1c" draw:textarea-horizontal-align="justify" draw:textarea-vertical-align="middle" draw:auto-grow-height="false" fo:min-height="0.79cm" fo:min-width="0cm"/>
    </style:style>
    <style:style style:name="gr66" style:family="graphic" style:parent-style-name="standard">
      <style:graphic-properties svg:stroke-width="0.035cm" svg:stroke-color="#749eff" draw:marker-start-width="0.252cm" draw:marker-end-width="0.252cm" draw:fill="none" draw:textarea-vertical-align="middle" draw:auto-grow-height="false" fo:min-height="4.708cm" fo:min-width="0cm" fo:padding-top="0.142cm" fo:padding-bottom="0.142cm" fo:padding-left="0.267cm" fo:padding-right="0.26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673cm" fo:min-width="1.26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672cm" fo:min-width="1.26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.511cm"/>
    </style:style>
    <style:style style:name="gr70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cm" fo:min-width="0.355cm" fo:padding-top="0.142cm" fo:padding-bottom="0.142cm" fo:padding-left="0.267cm" fo:padding-right="0.267cm"/>
    </style:style>
    <style:style style:name="gr71" style:family="graphic" style:parent-style-name="standard">
      <style:graphic-properties draw:stroke="solid" svg:stroke-width="0.035cm" svg:stroke-color="#1c1c1c" draw:marker-start-width="0.252cm" draw:marker-end-width="0.252cm" draw:fill="solid" draw:fill-color="#f6f9fb" draw:textarea-horizontal-align="justify" draw:textarea-vertical-align="middle" draw:auto-grow-height="false" fo:min-height="0.633cm" fo:min-width="0.724cm" fo:padding-top="0.142cm" fo:padding-bottom="0.142cm" fo:padding-left="0.267cm" fo:padding-right="0.267cm"/>
    </style:style>
    <style:style style:name="gr72" style:family="graphic" style:parent-style-name="standard">
      <style:graphic-properties draw:stroke="solid" svg:stroke-width="0.035cm" svg:stroke-color="#ef413d" draw:marker-start-width="0.252cm" draw:marker-end-width="0.252cm" draw:fill="none" draw:textarea-horizontal-align="justify" draw:textarea-vertical-align="middle" draw:auto-grow-height="false" fo:min-height="0cm" fo:min-width="0.355cm" fo:padding-top="0.142cm" fo:padding-bottom="0.142cm" fo:padding-left="0.267cm" fo:padding-right="0.267cm"/>
    </style:style>
    <style:style style:name="gr73" style:family="graphic" style:parent-style-name="standard">
      <style:graphic-properties draw:stroke="solid" svg:stroke-width="0.035cm" svg:stroke-color="#ef413d" draw:marker-start-width="0.252cm" draw:marker-end-width="0.252cm" draw:fill="solid" draw:fill-color="#f6f9fb" draw:textarea-horizontal-align="justify" draw:textarea-vertical-align="middle" draw:auto-grow-height="false" fo:min-height="0.633cm" fo:min-width="0.724cm" fo:padding-top="0.142cm" fo:padding-bottom="0.142cm" fo:padding-left="0.267cm" fo:padding-right="0.267cm"/>
    </style:style>
    <style:style style:name="gr74" style:family="graphic" style:parent-style-name="standard">
      <style:graphic-properties draw:stroke="solid" svg:stroke-width="0.035cm" svg:stroke-color="#ef413d" draw:marker-start-width="0.252cm" draw:marker-end-width="0.252cm" draw:fill="none" draw:textarea-horizontal-align="justify" draw:textarea-vertical-align="middle" draw:auto-grow-height="false" fo:min-height="0cm" fo:min-width="0.298cm" fo:padding-top="0.142cm" fo:padding-bottom="0.142cm" fo:padding-left="0.267cm" fo:padding-right="0.267cm"/>
    </style:style>
    <style:style style:name="gr75" style:family="graphic" style:parent-style-name="standard">
      <style:graphic-properties draw:stroke="solid" svg:stroke-width="0.035cm" svg:stroke-color="#ef413d" draw:marker-start-width="0.252cm" draw:marker-end-width="0.252cm" draw:fill="solid" draw:fill-color="#f6f9fb" draw:textarea-horizontal-align="justify" draw:textarea-vertical-align="middle" draw:auto-grow-height="false" fo:min-height="0.633cm" fo:min-width="0.641cm" fo:padding-top="0.142cm" fo:padding-bottom="0.142cm" fo:padding-left="0.267cm" fo:padding-right="0.26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6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383cm"/>
    </style:style>
    <style:style style:name="gr78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.202cm" fo:min-width="0.333cm" fo:padding-top="0.142cm" fo:padding-bottom="0.142cm" fo:padding-left="0.267cm" fo:padding-right="0.267cm"/>
    </style:style>
    <style:style style:name="gr79" style:family="graphic" style:parent-style-name="objectwithoutfill">
      <style:graphic-properties draw:stroke="dash" draw:stroke-dash="Fine_20_Dashed" svg:stroke-width="0.035cm" svg:stroke-color="#3333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0" style:family="graphic" style:parent-style-name="standard">
      <style:graphic-properties draw:stroke="solid" svg:stroke-width="0.035cm" svg:stroke-color="#1c1c1c" draw:marker-start-width="0.252cm" draw:marker-end-width="0.252cm" draw:fill="solid" draw:fill-color="#ffffff" draw:textarea-horizontal-align="justify" draw:textarea-vertical-align="middle" draw:auto-grow-height="false" fo:min-height="0.416cm" fo:min-width="0.421cm" fo:padding-top="0.142cm" fo:padding-bottom="0.142cm" fo:padding-left="0.267cm" fo:padding-right="0.267cm"/>
    </style:style>
    <style:style style:name="gr81" style:family="graphic" style:parent-style-name="Object_20_with_20_no_20_fill_20_and_20_no_20_line">
      <style:graphic-properties draw:stroke="none" draw:fill="none" fo:min-height="0.458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9cm" fo:min-width="0cm"/>
    </style:style>
    <style:style style:name="gr83" style:family="graphic" style:parent-style-name="standard">
      <style:graphic-properties svg:stroke-width="0.028cm" svg:stroke-color="#1c1c1c" draw:marker-start-width="0.242cm" draw:marker-end-width="0.242cm" draw:fill="none" draw:textarea-vertical-align="middle" draw:auto-grow-height="false" fo:min-height="4.285cm" fo:min-width="0cm" fo:padding-top="0.139cm" fo:padding-bottom="0.139cm" fo:padding-left="0.264cm" fo:padding-right="0.264cm"/>
    </style:style>
    <style:style style:name="gr84" style:family="graphic" style:parent-style-name="standard">
      <style:graphic-properties draw:stroke="none" draw:fill-color="#1c1c1c" draw:textarea-horizontal-align="justify" draw:textarea-vertical-align="middle" draw:auto-grow-height="false" fo:min-height="0.382cm" fo:min-width="0.132cm"/>
    </style:style>
    <style:style style:name="gr8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6" style:family="graphic" style:parent-style-name="standard">
      <style:graphic-properties draw:stroke="none" draw:fill="none" fo:min-height="0.458cm"/>
    </style:style>
    <style:style style:name="gr87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43cm" fo:min-width="0cm"/>
    </style:style>
    <style:style style:name="gr89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0" style:family="graphic" style:parent-style-name="standard">
      <style:graphic-properties draw:stroke="none" draw:fill="solid" draw:fill-color="#1c1c1c" draw:textarea-horizontal-align="justify" draw:textarea-vertical-align="middle" draw:auto-grow-height="false" fo:min-height="1.102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6cm" fo:min-width="0cm"/>
    </style:style>
    <style:style style:name="gr92" style:family="graphic" style:parent-style-name="standard">
      <style:graphic-properties draw:stroke="none" draw:fill="none" fo:min-height="0.915cm"/>
    </style:style>
    <style:style style:name="gr93" style:family="graphic" style:parent-style-name="standard">
      <style:graphic-properties draw:stroke="solid" svg:stroke-width="0.035cm" svg:stroke-color="#1c1c1c" draw:marker-start-width="0.252cm" draw:marker-end-width="0.252cm" draw:fill="solid" draw:fill-color="#f6f9fb" draw:textarea-horizontal-align="justify" draw:textarea-vertical-align="middle" draw:auto-grow-height="false" fo:min-height="0.522cm" fo:min-width="0.24cm" fo:padding-top="0.142cm" fo:padding-bottom="0.142cm" fo:padding-left="0.267cm" fo:padding-right="0.267cm"/>
    </style:style>
    <style:style style:name="gr94" style:family="graphic" style:parent-style-name="standard">
      <style:graphic-properties draw:stroke="solid" svg:stroke-width="0.035cm" svg:stroke-color="#1c1c1c" draw:marker-start-width="0.252cm" draw:marker-end-width="0.252cm" draw:fill="solid" draw:fill-color="#f6f9fb" draw:textarea-horizontal-align="justify" draw:textarea-vertical-align="middle" draw:auto-grow-height="false" fo:min-height="0.405cm" fo:min-width="0.126cm" fo:padding-top="0.142cm" fo:padding-bottom="0.142cm" fo:padding-left="0.267cm" fo:padding-right="0.267cm"/>
    </style:style>
    <style:style style:name="gr95" style:family="graphic" style:parent-style-name="standard">
      <style:graphic-properties draw:stroke="solid" svg:stroke-width="0.035cm" svg:stroke-color="#1c1c1c" draw:marker-start-width="0.252cm" draw:marker-end-width="0.252cm" draw:fill="solid" draw:fill-color="#f6f9fb" draw:textarea-horizontal-align="justify" draw:textarea-vertical-align="middle" draw:auto-grow-height="false" fo:min-height="0.404cm" fo:min-width="0.127cm" fo:padding-top="0.142cm" fo:padding-bottom="0.142cm" fo:padding-left="0.267cm" fo:padding-right="0.267cm"/>
    </style:style>
    <style:style style:name="gr96" style:family="graphic" style:parent-style-name="standard">
      <style:graphic-properties draw:stroke="solid" svg:stroke-width="0.035cm" svg:stroke-color="#1c1c1c" draw:marker-start-width="0.252cm" draw:marker-end-width="0.252cm" draw:fill="solid" draw:fill-color="#f6f9fb" draw:textarea-horizontal-align="justify" draw:textarea-vertical-align="middle" draw:auto-grow-height="false" fo:min-height="0.404cm" fo:min-width="0.126cm" fo:padding-top="0.142cm" fo:padding-bottom="0.142cm" fo:padding-left="0.267cm" fo:padding-right="0.267cm"/>
    </style:style>
    <style:style style:name="gr97" style:family="graphic" style:parent-style-name="standard">
      <style:graphic-properties draw:stroke="solid" svg:stroke-width="0.035cm" svg:stroke-color="#1c1c1c" draw:marker-start-width="0.252cm" draw:marker-end-width="0.252cm" draw:fill="none" draw:fill-color="#f6f9fb" draw:textarea-horizontal-align="justify" draw:textarea-vertical-align="middle" draw:auto-grow-height="false" fo:min-height="2.276cm" fo:min-width="1.924cm" fo:padding-top="0.142cm" fo:padding-bottom="0.142cm" fo:padding-left="0.267cm" fo:padding-right="0.267cm"/>
    </style:style>
    <style:style style:name="gr98" style:family="graphic" style:parent-style-name="standard">
      <style:graphic-properties draw:stroke="solid" svg:stroke-width="0.035cm" svg:stroke-color="#1c1c1c" draw:marker-start-width="0.252cm" draw:marker-end-width="0.252cm" draw:fill="solid" draw:fill-color="#f6f9fb" draw:textarea-horizontal-align="justify" draw:textarea-vertical-align="middle" draw:auto-grow-height="false" fo:min-height="0.522cm" fo:min-width="0.239cm" fo:padding-top="0.142cm" fo:padding-bottom="0.142cm" fo:padding-left="0.267cm" fo:padding-right="0.267cm"/>
    </style:style>
    <style:style style:name="gr99" style:family="graphic" style:parent-style-name="standard">
      <style:graphic-properties svg:stroke-width="0.028cm" svg:stroke-color="#1c1c1c" draw:marker-start-width="0.242cm" draw:marker-end-width="0.242cm" draw:fill="none" draw:textarea-vertical-align="middle" draw:auto-grow-height="false" fo:min-height="3.836cm" fo:min-width="0cm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 draw:opacity="100%"/>
      <style:paragraph-properties fo:text-align="center"/>
    </style:style>
    <style:style style:name="P3" style:family="paragraph">
      <style:paragraph-properties fo:text-align="center"/>
      <style:text-properties fo:font-size="13pt"/>
    </style:style>
    <style:style style:name="P4" style:family="paragraph">
      <loext:graphic-properties draw:fill-color="#739eff" draw:opacity="100%"/>
      <style:paragraph-properties fo:text-align="center"/>
      <style:text-properties fo:color="#ffffff" style:font-name="Liberation Sans1" fo:font-size="13pt" style:font-size-asian="15pt" style:font-size-complex="15pt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none" draw:fill-color="#ffffff"/>
      <style:paragraph-properties fo:text-align="center"/>
      <style:text-properties fo:color="#739eff" style:font-name="Liberation Sans1" fo:font-size="14pt" fo:font-weight="bold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color="#ed1c24"/>
    </style:style>
    <style:style style:name="P9" style:family="paragraph">
      <loext:graphic-properties draw:fill-color="#ffffff"/>
      <style:paragraph-properties fo:text-align="center"/>
      <style:text-properties fo:color="#111111" style:font-name="Liberation Sans1" fo:font-size="13pt" style:font-size-asian="12pt" style:font-size-complex="12pt"/>
    </style:style>
    <style:style style:name="P10" style:family="paragraph">
      <loext:graphic-properties draw:fill-color="#65a5e9"/>
      <style:paragraph-properties fo:text-align="center"/>
      <style:text-properties fo:font-size="11pt"/>
    </style:style>
    <style:style style:name="P11" style:family="paragraph">
      <style:paragraph-properties fo:text-align="center"/>
      <style:text-properties fo:font-size="7pt" style:font-size-asian="7pt" style:font-size-complex="7pt"/>
    </style:style>
    <style:style style:name="P12" style:family="paragraph">
      <loext:graphic-properties draw:fill-color="#808080"/>
      <style:paragraph-properties fo:text-align="center"/>
    </style:style>
    <style:style style:name="P13" style:family="paragraph">
      <loext:graphic-properties draw:fill-color="#7ac896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style:font-name="Helvetica" fo:font-size="13pt" style:font-size-asian="12pt" style:font-size-complex="12pt"/>
    </style:style>
    <style:style style:name="P15" style:family="paragraph">
      <style:paragraph-properties fo:margin-top="0cm" fo:margin-bottom="0cm" fo:line-height="100%" fo:text-align="center"/>
    </style:style>
    <style:style style:name="P16" style:family="paragraph">
      <loext:graphic-properties draw:fill="none"/>
      <style:paragraph-properties fo:margin-top="0cm" fo:margin-bottom="0cm" fo:line-height="100%" fo:text-align="center"/>
    </style:style>
    <style:style style:name="P17" style:family="paragraph">
      <loext:graphic-properties draw:fill="solid" draw:fill-color="#f6f9fb"/>
      <style:paragraph-properties fo:text-align="center"/>
    </style:style>
    <style:style style:name="P18" style:family="paragraph">
      <loext:graphic-properties draw:fill="solid" draw:fill-color="#1c1c1c"/>
      <style:paragraph-properties fo:text-align="center"/>
    </style:style>
    <style:style style:name="P19" style:family="paragraph">
      <loext:graphic-properties draw:fill-color="#f8f9fb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size="8pt"/>
    </style:style>
    <style:style style:name="P21" style:family="paragraph">
      <loext:graphic-properties draw:fill="none" draw:fill-color="#ffffff"/>
      <style:paragraph-properties fo:text-align="center"/>
      <style:text-properties fo:font-size="13pt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-color="#1c1c1c"/>
      <style:paragraph-properties fo:text-align="center"/>
      <style:text-properties fo:color="#ffffff" style:font-name="Helvetica" fo:font-size="15pt"/>
    </style:style>
    <style:style style:name="P24" style:family="paragraph">
      <loext:graphic-properties draw:fill="none"/>
      <style:paragraph-properties fo:text-align="center"/>
      <style:text-properties style:font-name="Helvetica" fo:font-size="15pt"/>
    </style:style>
    <style:style style:name="P25" style:family="paragraph">
      <loext:graphic-properties draw:fill="none"/>
      <style:paragraph-properties fo:text-align="center"/>
      <style:text-properties style:font-name="Helvetica" fo:font-size="13pt" style:font-size-asian="13pt" style:font-size-complex="13pt"/>
    </style:style>
    <style:style style:name="P26" style:family="paragraph">
      <loext:graphic-properties draw:fill="solid" draw:fill-color="#f6f9fb"/>
      <style:paragraph-properties fo:text-align="center"/>
      <style:text-properties fo:font-size="16pt" style:font-size-asian="15pt" style:font-size-complex="15pt"/>
    </style:style>
    <style:style style:name="P27" style:family="paragraph">
      <loext:graphic-properties draw:fill="none" draw:fill-color="#f6f9fb"/>
      <style:paragraph-properties fo:text-align="center"/>
      <style:text-properties fo:font-size="16pt" style:font-size-asian="15pt" style:font-size-complex="15pt"/>
    </style:style>
    <style:style style:name="T1" style:family="text">
      <style:text-properties fo:color="#ffffff" style:font-name="Liberation Sans1" style:font-size-asian="15pt" style:font-size-complex="15pt"/>
    </style:style>
    <style:style style:name="T2" style:family="text">
      <style:text-properties fo:color="#739eff" style:font-name="Liberation Sans1" style:font-size-asian="12pt" style:font-size-complex="12pt"/>
    </style:style>
    <style:style style:name="T3" style:family="text">
      <style:text-properties fo:color="#ffffff" style:font-name="Liberation Sans1" fo:font-size="13pt" style:font-size-asian="15pt" style:font-size-complex="15pt"/>
    </style:style>
    <style:style style:name="T4" style:family="text">
      <style:text-properties fo:color="#111111" style:font-name="Liberation Sans1" style:font-size-asian="12pt" style:font-size-complex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name="Helvetica" fo:font-size="13pt" style:font-size-asian="12pt" style:font-size-complex="12pt"/>
    </style:style>
    <style:style style:name="T7" style:family="text">
      <style:text-properties style:font-name="Helvetica" fo:font-size="13pt" style:font-size-asian="13pt" style:font-size-complex="13pt"/>
    </style:style>
    <style:style style:name="T8" style:family="text">
      <style:text-properties style:font-name="Helvetica" fo:font-size="7pt" style:font-size-asian="7pt" style:font-size-complex="7pt"/>
    </style:style>
    <style:style style:name="T9" style:family="text">
      <style:text-properties style:font-name="Helvetica" fo:font-size="18pt" style:font-size-asian="18pt" style:font-size-complex="18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8pt" style:font-size-asian="5.40000009536743pt" style:font-size-complex="5.40000009536743pt"/>
    </style:style>
    <style:style style:name="T12" style:family="text">
      <style:text-properties fo:font-size="13pt" style:font-size-asian="5.40000009536743pt" style:font-size-complex="5.40000009536743pt"/>
    </style:style>
    <style:style style:name="T13" style:family="text">
      <style:text-properties style:font-name="Helvetica" style:font-size-asian="12pt" style:font-size-complex="12pt"/>
    </style:style>
    <style:style style:name="T14" style:family="text">
      <style:text-properties fo:color="#ffffff" style:font-name="Helvetica" fo:font-size="15pt"/>
    </style:style>
    <style:style style:name="T15" style:family="text">
      <style:text-properties style:font-name="Helvetica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6" style:family="text">
      <style:text-properties style:font-name="Helvetica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style:font-name="Helvetica" fo:font-style="italic" fo:font-weight="bold" style:font-name-asian="Helvetica1" style:font-size-asian="12pt" style:font-style-asian="italic" style:font-weight-asian="bold" style:font-name-complex="Helvetica1" style:font-size-complex="12pt" style:font-style-complex="italic" style:font-weight-complex="bold"/>
    </style:style>
    <style:style style:name="T18" style:family="text">
      <style:text-properties style:font-name="Helvetic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4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096cm" svg:y1="8.153cm" svg:x2="28.628cm" svg:y2="8.175cm">
          <text:p/>
        </draw:line>
        <draw:custom-shape draw:style-name="gr2" draw:text-style-name="P2" draw:layer="layout" svg:width="25.408cm" svg:height="0.664cm" svg:x="1.849cm" svg:y="7.8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15cm" svg:height="0.831cm" svg:x="1.87cm" svg:y="6.846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931cm" svg:height="0.828cm" svg:x="3.48cm" svg:y="5.11cm">
          <text:p text:style-name="P5"><text:span text:style-name="T2">Q1 - 201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93cm" svg:height="0.828cm" svg:x="9.513cm" svg:y="5.11cm">
          <text:p text:style-name="P5"><text:span text:style-name="T2">Q2 - 2019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931cm" svg:height="0.828cm" svg:x="15.862cm" svg:y="5.11cm">
          <text:p text:style-name="P5"><text:span text:style-name="T2">Q3 - 2019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0.8cm" svg:height="0.809cm" svg:x="26.437cm" svg:y="7.529cm">
          <draw:text-box>
            <text:p text:style-name="P7"><text:span text:style-name="T3">2</text:span></text:p>
          </draw:text-box>
        </draw:frame>
        <draw:line draw:style-name="gr7" draw:text-style-name="P8" draw:layer="layout" svg:x1="8.004cm" svg:y1="17.172cm" svg:x2="7.989cm" svg:y2="5.042cm">
          <text:p/>
        </draw:line>
        <draw:custom-shape draw:style-name="gr8" draw:text-style-name="P6" draw:layer="layout" svg:width="2.931cm" svg:height="0.827cm" svg:x="22.283cm" svg:y="5.125cm">
          <text:p text:style-name="P5"><text:span text:style-name="T2">Q4 - 2019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20.544cm" svg:y1="17.172cm" svg:x2="20.529cm" svg:y2="5.042cm">
          <text:p/>
        </draw:line>
        <draw:custom-shape draw:style-name="gr9" draw:text-style-name="P9" draw:layer="layout" svg:width="5.338cm" svg:height="0.828cm" draw:transform="rotate (1.5707963267949) translate (4.091cm 16.295cm)">
          <text:p text:style-name="P3"><text:span text:style-name="T4">Dynamic reward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4.54cm" svg:y1="10.948cm" svg:x2="4.538cm" svg:y2="8.371cm">
          <text:p/>
        </draw:line>
        <draw:custom-shape draw:style-name="gr11" draw:text-style-name="P4" draw:layer="layout" svg:width="2.838cm" svg:height="0.831cm" svg:x="4.94cm" svg:y="6.856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5.338cm" svg:height="0.827cm" draw:transform="rotate (1.5707963267949) translate (6.949cm 16.306cm)">
          <text:p text:style-name="P3"><text:span text:style-name="T4">Validator selection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7.397cm" svg:y1="10.958cm" svg:x2="7.395cm" svg:y2="8.381cm">
          <text:p/>
        </draw:line>
        <draw:line draw:style-name="gr7" draw:text-style-name="P8" draw:layer="layout" svg:x1="14.262cm" svg:y1="17.172cm" svg:x2="14.247cm" svg:y2="5.042cm">
          <text:p/>
        </draw:line>
        <draw:custom-shape draw:style-name="gr13" draw:text-style-name="P4" draw:layer="layout" svg:width="2.706cm" svg:height="0.831cm" svg:x="11.225cm" svg:y="6.871cm">
          <text:p text:style-name="P3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5.338cm" svg:height="0.828cm" draw:transform="rotate (1.5707963267949) translate (13.1cm 16.321cm)">
          <text:p text:style-name="P3"><text:span text:style-name="T4">Hot/cold wallet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3.549cm" svg:y1="10.973cm" svg:x2="13.547cm" svg:y2="8.396cm">
          <text:p/>
        </draw:line>
        <draw:custom-shape draw:style-name="gr14" draw:text-style-name="P4" draw:layer="layout" svg:width="2.006cm" svg:height="0.832cm" svg:x="20.658cm" svg:y="6.881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5.339cm" svg:height="0.827cm" draw:transform="rotate (1.5707963267949) translate (21.93cm 16.332cm)">
          <text:p text:style-name="P3"><text:span text:style-name="T4">PoR v1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22.378cm" svg:y1="10.984cm" svg:x2="22.376cm" svg:y2="8.407cm">
          <text:p/>
        </draw:line>
        <draw:custom-shape draw:style-name="gr16" draw:text-style-name="P4" draw:layer="layout" svg:width="3.017cm" svg:height="0.831cm" svg:x="8.113cm" svg:y="6.856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5.338cm" svg:height="0.827cm" draw:transform="rotate (1.5707963267949) translate (10.335cm 16.306cm)">
          <text:p text:style-name="P3"><text:span text:style-name="T4">Reputation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0.784cm" svg:y1="10.958cm" svg:x2="10.782cm" svg:y2="8.381cm">
          <text:p/>
        </draw:line>
        <draw:custom-shape draw:style-name="gr3" draw:text-style-name="P4" draw:layer="layout" svg:width="3.015cm" svg:height="0.831cm" svg:x="17.264cm" svg:y="6.871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5.338cm" svg:height="0.827cm" draw:transform="rotate (1.5707963267949) translate (19.424cm 16.321cm)">
          <text:p text:style-name="P3"><text:span text:style-name="T4">Reputation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9.872cm" svg:y1="10.973cm" svg:x2="19.87cm" svg:y2="8.396cm">
          <text:p/>
        </draw:line>
        <draw:custom-shape draw:style-name="gr17" draw:text-style-name="P4" draw:layer="layout" svg:width="2.832cm" svg:height="0.831cm" svg:x="14.361cm" svg:y="6.872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338cm" svg:height="0.828cm" draw:transform="rotate (1.5707963267949) translate (16.368cm 16.322cm)">
          <text:p text:style-name="P3"><text:span text:style-name="T4">Reputation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6.816cm" svg:y1="10.974cm" svg:x2="16.814cm" svg:y2="8.397cm">
          <text:p/>
        </draw:line>
        <draw:custom-shape draw:style-name="gr18" draw:text-style-name="P4" draw:layer="layout" svg:width="2.005cm" svg:height="0.831cm" svg:x="22.743cm" svg:y="6.891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5.339cm" svg:height="0.826cm" draw:transform="rotate (1.5707963267949) translate (24.014cm 16.341cm)">
          <text:p text:style-name="P3"><text:span text:style-name="T4">Code optimization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24.462cm" svg:y1="10.993cm" svg:x2="24.46cm" svg:y2="8.416cm">
          <text:p/>
        </draw:line>
        <draw:custom-shape draw:style-name="gr20" draw:text-style-name="P4" draw:layer="layout" svg:width="2.006cm" svg:height="0.831cm" svg:x="24.836cm" svg:y="6.901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5.338cm" svg:height="0.827cm" draw:transform="rotate (1.5707963267949) translate (26.108cm 16.35cm)">
          <text:p text:style-name="P3"><text:span text:style-name="T4">Launching the testnet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26.556cm" svg:y1="11.003cm" svg:x2="26.554cm" svg:y2="8.426cm">
          <text:p/>
        </draw:line>
      </draw:page>
      <draw:page draw:name="page2" draw:style-name="dp1" draw:master-page-name="Default">
        <draw:custom-shape draw:style-name="gr21" draw:text-style-name="P7" xml:id="id1" draw:id="id1" draw:layer="layout" svg:width="2.163cm" svg:height="0.808cm" svg:x="3.127cm" svg:y="3.66cm">
          <text:p text:style-name="P7"><text:span text:style-name="T5">Wallet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.05cm" svg:height="0.809cm" svg:x="3.127cm" svg:y="5.417cm">
          <text:p text:style-name="P7"><text:span text:style-name="T5">beh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05cm" svg:height="0.809cm" svg:x="3.127cm" svg:y="4.537cm">
          <text:p text:style-name="P7"><text:span text:style-name="T5">cold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.05cm" svg:height="0.809cm" svg:x="3.127cm" svg:y="6.297cm">
          <text:p text:style-name="P7"><text:span text:style-name="T5">hot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05cm" svg:height="1.687cm" svg:x="4.237cm" svg:y="4.537cm">
          <text:p text:style-name="P7"><text:span text:style-name="T5">rep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xml:id="id2" draw:id="id2" draw:layer="layout" svg:width="2.163cm" svg:height="0.808cm" svg:x="6.827cm" svg:y="3.66cm">
          <text:p text:style-name="P7"><text:span text:style-name="T5">Validator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1.05cm" svg:height="0.809cm" svg:x="6.827cm" svg:y="5.417cm">
          <text:p text:style-name="P7"><text:span text:style-name="T5">drep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05cm" svg:height="0.809cm" svg:x="6.827cm" svg:y="4.537cm">
          <text:p text:style-name="P7"><text:span text:style-name="T5">rep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1.05cm" svg:height="1.687cm" svg:x="7.941cm" svg:y="4.537cm">
          <text:p text:style-name="P7"><text:span text:style-name="T5">elig</text:span></text:p>
          <text:p text:style-name="P7"><text:span text:style-name="T5">score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svg:x1="5.29cm" svg:y1="4.064cm" svg:x2="6.827cm" svg:y2="4.064cm" draw:start-shape="id1" draw:start-glue-point="1" draw:end-shape="id2" draw:end-glue-point="3" svg:d="M5290 4064h1537" svg:viewBox="0 0 1538 1">
          <text:p/>
        </draw:connector>
        <draw:custom-shape draw:style-name="gr21" draw:text-style-name="P7" draw:layer="layout" svg:width="2.163cm" svg:height="0.808cm" svg:x="6.827cm" svg:y="6.66cm">
          <text:p text:style-name="P7"><text:span text:style-name="T5">Valida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2.163cm" svg:height="0.808cm" svg:x="6.827cm" svg:y="9.66cm">
          <text:p text:style-name="P7"><text:span text:style-name="T5">Validator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2.163cm" svg:height="0.808cm" svg:x="6.827cm" svg:y="12.804cm">
          <text:p text:style-name="P7"><text:span text:style-name="T5">Validator</text:span></text:p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6.426cm" svg:y1="12.622cm" svg:x2="9.358cm" svg:y2="12.645cm">
          <text:p/>
        </draw:line>
        <draw:custom-shape draw:style-name="gr27" draw:text-style-name="P1" xml:id="id3" draw:id="id3" draw:layer="layout" svg:width="0.555cm" svg:height="8.77cm" svg:x="9.269cm" svg:y="3.675cm">
          <text:p/>
          <draw:enhanced-geometry svg:viewBox="0 0 21600 21600" draw:glue-points="0 0 0 21600 21600 10800" draw:text-areas="0 ?f9 7800 ?f10" draw:type="right-brace" draw:modifiers="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7" draw:layer="layout" svg:width="2.163cm" svg:height="0.808cm" svg:x="10.891cm" svg:y="6.66cm">
          <text:p text:style-name="P7"><text:span text:style-name="T5">Valida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xml:id="id4" draw:id="id4" draw:layer="layout" svg:width="2.163cm" svg:height="0.808cm" svg:x="10.891cm" svg:y="7.66cm">
          <text:p text:style-name="P7"><text:span text:style-name="T5">Valida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2.163cm" svg:height="0.808cm" svg:x="10.891cm" svg:y="8.66cm">
          <text:p text:style-name="P7"><text:span text:style-name="T5">Valida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2.163cm" svg:height="0.808cm" svg:x="6.827cm" svg:y="7.66cm">
          <text:p text:style-name="P7"><text:span text:style-name="T5">Valida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2.163cm" svg:height="0.808cm" svg:x="6.827cm" svg:y="10.66cm">
          <text:p text:style-name="P7"><text:span text:style-name="T5">Valida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2.163cm" svg:height="0.808cm" svg:x="6.827cm" svg:y="8.66cm">
          <text:p text:style-name="P7"><text:span text:style-name="T5">Validator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2.163cm" svg:height="0.808cm" svg:x="6.827cm" svg:y="11.66cm">
          <text:p text:style-name="P7"><text:span text:style-name="T5">Validator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2.163cm" svg:height="0.808cm" svg:x="6.827cm" svg:y="13.804cm">
          <text:p text:style-name="P7"><text:span text:style-name="T5">Validator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2.163cm" svg:height="0.808cm" svg:x="6.827cm" svg:y="14.804cm">
          <text:p text:style-name="P7"><text:span text:style-name="T5">Validator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2.163cm" svg:height="0.808cm" svg:x="6.827cm" svg:y="15.804cm">
          <text:p text:style-name="P7"><text:span text:style-name="T5">Validator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2.163cm" svg:height="0.808cm" svg:x="6.827cm" svg:y="16.804cm">
          <text:p text:style-name="P7"><text:span text:style-name="T5">Validator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svg:x1="9.824cm" svg:y1="8.06cm" svg:x2="10.891cm" svg:y2="8.064cm" draw:start-shape="id3" draw:start-glue-point="6" draw:end-shape="id4" draw:end-glue-point="3" svg:d="M9824 8060h533v4h534" svg:viewBox="0 0 1068 5">
          <text:p/>
        </draw:connector>
        <draw:custom-shape draw:style-name="gr28" draw:text-style-name="P1" draw:layer="layout" svg:width="0.891cm" svg:height="3.181cm" svg:x="12.355cm" svg:y="6.484cm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9" draw:text-style-name="P13" draw:layer="layout" svg:width="2.163cm" svg:height="0.808cm" svg:x="14.332cm" svg:y="7.657cm">
          <text:p text:style-name="P7"><text:span text:style-name="T5">Validate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30" draw:text-style-name="P14" draw:layer="layout" svg:width="8.406cm" svg:height="2.536cm" svg:x="1.143cm" svg:y="10.203cm">
          <draw:text-box>
            <text:p text:style-name="P7"><text:span text:style-name="T6">Each wallet has a Behavior track, </text:span></text:p>
            <text:p text:style-name="P7"><text:span text:style-name="T6">a Hot wallet and Cold wallet.</text:span></text:p>
            <text:p text:style-name="P7"><text:span text:style-name="T6">The Hot wallet and The behavior track are used to compute the wallet’s reputation.</text:span></text:p>
          </draw:text-box>
        </draw:frame>
        <draw:frame draw:style-name="gr30" draw:text-style-name="P14" draw:layer="layout" svg:width="8.406cm" svg:height="2.536cm" svg:x="20.519cm" svg:y="10.203cm">
          <draw:text-box>
            <text:p text:style-name="P7"><text:span text:style-name="T6">Each validator has a Behavior track, a wallet and an inherited reputation scores from the his delegator wallets.</text:span></text:p>
            <text:p text:style-name="P7"><text:span text:style-name="T6">All this is used to compute his reputation</text:span></text:p>
          </draw:text-box>
        </draw:frame>
        <draw:frame draw:style-name="gr30" draw:text-style-name="P14" draw:layer="layout" svg:width="8.406cm" svg:height="2.536cm" svg:x="10.757cm" svg:y="10.203cm">
          <draw:text-box>
            <text:p text:style-name="P7"><text:span text:style-name="T6">Each cold wallet consists of a FIFO buffer where staked coins are stored and given a coin age. The higher the coin age is, the higher its weight in the reputation is.</text:span></text:p>
          </draw:text-box>
        </draw:frame>
        <draw:g>
          <draw:g>
            <draw:path draw:style-name="gr31" draw:text-style-name="P1" draw:layer="layout" svg:width="1.404cm" svg:height="1.028cm" svg:x="4.77cm" svg:y="5.321cm" svg:viewBox="0 0 1405 1029" svg:d="M141 236c-3 0-67-236-70-236-3 1-4 1-7 1-3 2-4 2-7 3-3 0-5 2-7 3-2 0-5 2-6 3-3 2-5 3-8 5-1 1-4 2-5 4-2 1-5 4-6 6-2 1-5 4-6 6-2 1-3 4-4 5-2 3-3 5-5 8-1 1-3 4-3 6-1 2-3 4-3 7-1 3-1 4-3 7 0 3 0 4-1 7 0 3 0 5 0 8 0 289 0 581 0 870 0 3 0 5 0 8 1 3 1 4 1 7 2 3 2 4 3 7 0 3 2 5 3 7 0 3 2 5 3 8 2 1 3 4 5 6 1 3 2 4 4 7 1 1 4 3 6 6 1 1 4 3 6 4 1 2 4 4 5 6 3 1 5 3 8 4 1 2 4 2 6 3 2 2 4 3 7 3 3 2 4 2 7 3 3 0 4 0 7 1 3 0 5 0 8 0 415 0 831 0 1246 0 3 0 4 0 7 0 3-1 5-1 8-1 3-1 4-1 7-3 3 0 4-1 7-3 2-1 5-1 6-3 3-1 4-3 7-4 2-2 5-4 6-6 2-1 4-3 6-4 1-3 4-5 6-6 1-3 3-4 4-7 2-2 3-5 4-6 2-3 3-5 3-8 2-2 3-4 3-7 2-3 2-4 3-7 0-3 0-4 2-7 0-3 0-5 0-8 0-289 0-581 0-870 0-3 0-5 0-8-2-3-2-4-2-7-1-3-1-4-3-7 0-3-1-5-3-7 0-2-1-5-3-6-1-3-2-5-4-8-1-1-3-4-4-5-2-2-5-5-6-6-2-2-4-5-6-6-1-2-4-3-6-4-3-2-4-3-7-5-1-1-4-3-6-3-3-1-4-3-7-3-3-1-4-1-7-3-3 0-5 0-8-1-3 0-4 0-7 0-415 0-769 236-1184 236zM0 0zM1405 1029z">
              <text:p/>
            </draw:path>
            <draw:line draw:style-name="gr32" draw:text-style-name="P1" draw:layer="layout" svg:x1="5.443cm" svg:y1="5.748cm" svg:x2="6.024cm" svg:y2="5.748cm">
              <text:p/>
            </draw:line>
            <draw:line draw:style-name="gr32" draw:text-style-name="P1" draw:layer="layout" svg:x1="5.471cm" svg:y1="5.878cm" svg:x2="6.016cm" svg:y2="5.878cm">
              <text:p/>
            </draw:line>
            <draw:line draw:style-name="gr32" draw:text-style-name="P1" draw:layer="layout" svg:x1="5.471cm" svg:y1="6.01cm" svg:x2="6.016cm" svg:y2="6.006cm">
              <text:p/>
            </draw:line>
            <draw:line draw:style-name="gr32" draw:text-style-name="P1" draw:layer="layout" svg:x1="5.428cm" svg:y1="6.138cm" svg:x2="6.019cm" svg:y2="6.138cm">
              <text:p/>
            </draw:line>
            <draw:frame draw:style-name="gr33" draw:text-style-name="P1" draw:layer="layout" svg:width="1.211cm" svg:height="1.032cm" svg:x="4.607cm" svg:y="5.487cm">
              <draw:text-box>
                <text:p text:style-name="P7"><text:span text:style-name="T7">B</text:span></text:p>
              </draw:text-box>
            </draw:frame>
          </draw:g>
          <draw:custom-shape draw:style-name="gr34" draw:text-style-name="P1" draw:layer="layout" svg:width="0.285cm" svg:height="4.999cm" svg:x="4.344cm" svg:y="5.109cm">
            <text:p/>
  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35" draw:text-style-name="P1" draw:layer="layout" svg:width="0.286cm" svg:height="3.397cm" draw:transform="rotate (-3.14159265358979) translate (6.703cm 8.506cm)">
            <text:p/>
  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g>
            <draw:custom-shape draw:style-name="gr36" draw:text-style-name="P1" draw:layer="layout" svg:width="1.451cm" svg:height="1.081cm" svg:x="7.079cm" svg:y="6.56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7" draw:text-style-name="P16" draw:layer="layout" svg:width="1.973cm" svg:height="1.031cm" svg:x="6.839cm" svg:y="6.659cm">
              <draw:text-box>
                <text:p text:style-name="P15"><text:span text:style-name="T7">WR</text:span></text:p>
              </draw:text-box>
            </draw:frame>
          </draw:g>
          <draw:g>
            <draw:custom-shape draw:style-name="gr38" draw:text-style-name="P1" draw:layer="layout" svg:width="1.303cm" svg:height="0.749cm" svg:x="2.187cm" svg:y="6.98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" draw:text-style-name="P17" draw:layer="layout" svg:width="1.91cm" svg:height="1.414cm" svg:x="1.88cm" svg:y="7.11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17" draw:layer="layout" svg:width="0.731cm" svg:height="0.445cm" svg:x="3.256cm" svg:y="7.61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5417.589576547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17" draw:layer="layout" svg:width="0.149cm" svg:height="0.153cm" svg:x="3.358cm" svg:y="7.75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2" draw:text-style-name="P1" draw:layer="layout" svg:width="0.93cm" svg:height="0.533cm" svg:x="5.011cm" svg:y="6.9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3" draw:text-style-name="P17" draw:layer="layout" svg:width="1.361cm" svg:height="1.008cm" svg:x="4.794cm" svg:y="6.99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17" draw:layer="layout" svg:width="0.519cm" svg:height="0.315cm" svg:x="5.775cm" svg:y="7.3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5417.589576547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17" draw:layer="layout" svg:width="0.106cm" svg:height="0.11cm" svg:x="5.847cm" svg:y="7.45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4" draw:text-style-name="P1" draw:layer="layout" svg:width="1.211cm" svg:height="1.033cm" svg:x="4.607cm" svg:y="7.067cm">
              <draw:text-box>
                <text:p text:style-name="P7"><text:span text:style-name="T7">C</text:span></text:p>
              </draw:text-box>
            </draw:frame>
          </draw:g>
          <draw:g>
            <draw:custom-shape draw:style-name="gr45" draw:text-style-name="P1" draw:layer="layout" svg:width="0.928cm" svg:height="0.534cm" svg:x="5.027cm" svg:y="8.72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6" draw:text-style-name="P17" draw:layer="layout" svg:width="1.361cm" svg:height="1.007cm" svg:x="4.808cm" svg:y="8.82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17" draw:layer="layout" svg:width="0.52cm" svg:height="0.317cm" svg:x="5.79cm" svg:y="9.17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5417.589576547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17" draw:layer="layout" svg:width="0.106cm" svg:height="0.109cm" svg:x="5.861cm" svg:y="9.27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3" draw:text-style-name="P1" draw:layer="layout" svg:width="1.212cm" svg:height="1.032cm" svg:x="4.622cm" svg:y="8.894cm">
              <draw:text-box>
                <text:p text:style-name="P7"><text:span text:style-name="T7">H</text:span></text:p>
              </draw:text-box>
            </draw:frame>
          </draw:g>
        </draw:g>
        <draw:g>
          <draw:g>
            <draw:g>
              <draw:custom-shape draw:style-name="gr47" draw:text-style-name="P1" draw:layer="layout" svg:width="1.285cm" svg:height="0.158cm" svg:x="21.741cm" svg:y="8.24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8" draw:text-style-name="P17" draw:layer="layout" svg:width="1.882cm" svg:height="1.394cm" svg:x="21.439cm" svg:y="6.77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path draw:style-name="gr31" draw:text-style-name="P1" draw:layer="layout" svg:width="1.384cm" svg:height="1.014cm" svg:x="24.286cm" svg:y="5.359cm" svg:viewBox="0 0 1385 1015" svg:d="M139 232c-3 0-66-232-69-232-3 1-4 1-7 1-3 2-4 2-7 3-3 0-4 2-7 3-2 0-5 2-6 3-3 1-4 3-7 4-2 2-4 3-6 5-1 1-4 4-6 5-1 2-4 5-5 6-2 2-3 4-5 6-1 3-3 4-4 7-1 1-3 4-3 6-1 3-3 4-3 7-1 3-1 4-3 7 0 3 0 4-1 7 0 3 0 5 0 7 0 286 0 573 0 859 0 3 0 4 0 7 1 3 1 4 1 7 2 3 2 4 3 7 0 3 2 5 3 7 0 3 2 5 3 8 1 1 3 4 4 5 2 3 3 5 5 7 1 2 4 3 5 6 2 2 5 3 6 5 2 1 4 4 6 5 3 2 4 3 7 5 1 1 4 1 6 2 3 2 4 3 7 3 3 2 4 2 7 3 3 0 4 0 7 2 3 0 5 0 7 0 409 0 820 0 1229 0 3 0 4 0 7 0 3-2 4-2 7-2 3-1 5-1 7-3 3 0 5-1 8-3 1-1 4-1 5-2 3-2 5-3 8-5 1-1 4-4 5-5 2-2 5-3 6-5 1-3 4-4 6-6 1-2 3-4 4-7 1-1 3-4 4-5 2-3 3-5 3-8 2-2 3-4 3-7 2-3 2-4 3-7 0-3 0-4 1-7 0-3 0-4 0-7 0-286 0-573 0-859 0-2 0-4 0-7-1-3-1-4-1-7-1-3-1-4-3-7 0-3-1-4-3-7 0-2-1-5-3-6-1-3-3-4-4-7-1-2-3-4-4-6-2-1-5-4-6-6-1-1-4-4-6-5-1-2-4-3-5-5-3-1-5-3-8-4-1-1-4-3-5-3-3-1-5-3-8-3-2-1-4-1-7-3-3 0-4 0-7-1-3 0-4 0-7 0-409 0-758 232-1167 232zM0 0zM1385 1015z">
                <text:p/>
              </draw:path>
              <draw:line draw:style-name="gr32" draw:text-style-name="P1" draw:layer="layout" svg:x1="24.949cm" svg:y1="5.78cm" svg:x2="25.522cm" svg:y2="5.78cm">
                <text:p/>
              </draw:line>
              <draw:line draw:style-name="gr32" draw:text-style-name="P1" draw:layer="layout" svg:x1="24.976cm" svg:y1="5.908cm" svg:x2="25.513cm" svg:y2="5.908cm">
                <text:p/>
              </draw:line>
              <draw:line draw:style-name="gr32" draw:text-style-name="P1" draw:layer="layout" svg:x1="24.976cm" svg:y1="6.038cm" svg:x2="25.513cm" svg:y2="6.034cm">
                <text:p/>
              </draw:line>
              <draw:line draw:style-name="gr32" draw:text-style-name="P1" draw:layer="layout" svg:x1="24.934cm" svg:y1="6.164cm" svg:x2="25.517cm" svg:y2="6.164cm">
                <text:p/>
              </draw:line>
              <draw:frame draw:style-name="gr49" draw:text-style-name="P1" draw:layer="layout" svg:width="1.194cm" svg:height="1.019cm" svg:x="24.125cm" svg:y="5.522cm">
                <draw:text-box>
                  <text:p text:style-name="P7"><text:span text:style-name="T7">B</text:span></text:p>
                </draw:text-box>
              </draw:frame>
            </draw:g>
            <draw:custom-shape draw:style-name="gr50" draw:text-style-name="P1" draw:layer="layout" svg:width="0.282cm" svg:height="4.936cm" svg:x="23.865cm" svg:y="5.109cm">
              <text:p/>
    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34" draw:text-style-name="P1" draw:layer="layout" svg:width="0.283cm" svg:height="4.999cm" draw:transform="rotate (-3.14159265358979) translate (26.191cm 10.108cm)">
              <text:p/>
    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g>
              <draw:custom-shape draw:style-name="gr51" draw:text-style-name="P1" draw:layer="layout" svg:width="0.915cm" svg:height="0.524cm" svg:x="24.524cm" svg:y="6.801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52" draw:text-style-name="P17" draw:layer="layout" svg:width="1.342cm" svg:height="0.992cm" svg:x="24.309cm" svg:y="6.894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1" draw:text-style-name="P17" draw:layer="layout" svg:width="0.512cm" svg:height="0.311cm" svg:x="25.276cm" svg:y="7.24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5417.5895765472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1" draw:text-style-name="P17" draw:layer="layout" svg:width="0.105cm" svg:height="0.107cm" svg:x="25.346cm" svg:y="7.34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53" draw:text-style-name="P1" draw:layer="layout" svg:width="1.43cm" svg:height="1.064cm" svg:x="26.575cm" svg:y="6.81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4" draw:text-style-name="P16" draw:layer="layout" svg:width="1.157cm" svg:height="1.017cm" svg:x="26.406cm" svg:y="6.912cm">
                <draw:text-box>
                  <text:p text:style-name="P15"><text:span text:style-name="T7">R</text:span></text:p>
                </draw:text-box>
              </draw:frame>
              <draw:custom-shape draw:style-name="gr55" draw:text-style-name="P18" draw:layer="layout" svg:width="0.48cm" svg:height="0.479cm" svg:x="27.355cm" svg:y="7.109cm">
                <text:p/>
    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    </draw:custom-shape>
            </draw:g>
          </draw:g>
          <draw:g>
            <draw:custom-shape draw:style-name="gr56" draw:text-style-name="P1" draw:layer="layout" svg:width="0.865cm" svg:height="0.646cm" svg:x="24.085cm" svg:y="8.373cm">
              <text:p/>
  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7" draw:text-style-name="P16" draw:layer="layout" svg:width="1.176cm" svg:height="0.634cm" svg:x="23.942cm" svg:y="8.431cm">
              <draw:text-box>
                <text:p text:style-name="P15"><text:span text:style-name="T8">WR</text:span></text:p>
              </draw:text-box>
            </draw:frame>
          </draw:g>
          <draw:g>
            <draw:custom-shape draw:style-name="gr58" draw:text-style-name="P1" draw:layer="layout" svg:width="0.866cm" svg:height="0.646cm" svg:x="25.046cm" svg:y="8.373cm">
              <text:p/>
  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7" draw:text-style-name="P16" draw:layer="layout" svg:width="1.177cm" svg:height="0.634cm" svg:x="24.903cm" svg:y="8.431cm">
              <draw:text-box>
                <text:p text:style-name="P15"><text:span text:style-name="T8">WR</text:span></text:p>
              </draw:text-box>
            </draw:frame>
          </draw:g>
          <draw:g>
            <draw:custom-shape draw:style-name="gr58" draw:text-style-name="P1" draw:layer="layout" svg:width="0.866cm" svg:height="0.646cm" svg:x="25.046cm" svg:y="9.122cm">
              <text:p/>
  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7" draw:text-style-name="P16" draw:layer="layout" svg:width="1.177cm" svg:height="0.634cm" svg:x="24.903cm" svg:y="9.18cm">
              <draw:text-box>
                <text:p text:style-name="P15"><text:span text:style-name="T8">WR</text:span></text:p>
              </draw:text-box>
            </draw:frame>
          </draw:g>
          <draw:g>
            <draw:custom-shape draw:style-name="gr56" draw:text-style-name="P1" draw:layer="layout" svg:width="0.865cm" svg:height="0.646cm" svg:x="24.085cm" svg:y="9.122cm">
              <text:p/>
  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7" draw:text-style-name="P16" draw:layer="layout" svg:width="1.176cm" svg:height="0.634cm" svg:x="23.942cm" svg:y="9.18cm">
              <draw:text-box>
                <text:p text:style-name="P15"><text:span text:style-name="T8">WR</text:span></text:p>
              </draw:text-box>
            </draw:frame>
          </draw:g>
        </draw:g>
        <draw:g>
          <draw:g>
            <draw:custom-shape draw:style-name="gr59" draw:text-style-name="P1" draw:layer="layout" svg:width="1.21cm" svg:height="0.696cm" svg:x="12.479cm" svg:y="6.74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0" draw:text-style-name="P17" draw:layer="layout" svg:width="1.774cm" svg:height="1.312cm" svg:x="12.193cm" svg:y="6.86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1" draw:text-style-name="P17" draw:layer="layout" svg:width="0.679cm" svg:height="0.413cm" svg:x="13.471cm" svg:y="7.32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5417.589576547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17" draw:layer="layout" svg:width="0.138cm" svg:height="0.143cm" svg:x="13.566cm" svg:y="7.46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62" draw:text-style-name="P1" draw:layer="layout" svg:width="1.124cm" svg:height="1.198cm" svg:x="12.068cm" svg:y="7.005cm">
              <draw:text-box>
                <text:p text:style-name="P7"><text:span text:style-name="T9">C</text:span></text:p>
              </draw:text-box>
            </draw:frame>
          </draw:g>
          <draw:g>
            <draw:custom-shape draw:style-name="gr63" draw:text-style-name="P19" draw:layer="layout" svg:width="0.901cm" svg:height="0.9cm" svg:x="16.324cm" svg:y="5.663cm">
              <text:p><text:span text:style-name="T10">Ҝ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4" draw:text-style-name="P19" draw:layer="layout" svg:width="0.901cm" svg:height="0.901cm" svg:x="16.324cm" svg:y="6.745cm">
              <text:p><text:span text:style-name="T10">Ҝ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3" draw:text-style-name="P19" draw:layer="layout" svg:width="0.901cm" svg:height="0.9cm" svg:x="16.324cm" svg:y="8.506cm">
              <text:p><text:span text:style-name="T10">Ҝ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5" draw:text-style-name="P18" draw:layer="layout" svg:width="0.347cm" svg:height="1.039cm" draw:transform="rotate (1.5707963267949) translate (16.283cm 5.509cm)">
            <text:p/>
            <draw:enhanced-geometry svg:viewBox="0 0 21600 21600" draw:mirror-horizontal="false" draw:mirror-vertical="false" draw:text-areas="0 0 21600 21600" draw:type="chevron" draw:modifiers="864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5" draw:text-style-name="P18" draw:layer="layout" svg:width="0.347cm" svg:height="1.039cm" draw:transform="rotate (1.5707963267949) translate (16.283cm 9.971cm)">
            <text:p/>
            <draw:enhanced-geometry svg:viewBox="0 0 21600 21600" draw:mirror-horizontal="false" draw:mirror-vertical="false" draw:text-areas="0 0 21600 21600" draw:type="chevron" draw:modifiers="864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66" draw:text-style-name="P1" draw:layer="layout" svg:width="0.266cm" svg:height="4.985cm" svg:x="14.482cm" svg:y="5.123cm">
            <text:p/>
  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67" draw:text-style-name="P20" draw:layer="layout" svg:width="2.086cm" svg:height="0.923cm" svg:x="14.437cm" svg:y="5.655cm">
            <draw:text-box>
              <text:p text:style-name="P7"><text:span text:style-name="T11">dd-mm-yyyy</text:span></text:p>
              <text:p text:style-name="P7"><text:span text:style-name="T11">00:00:00</text:span></text:p>
            </draw:text-box>
          </draw:frame>
          <draw:frame draw:style-name="gr68" draw:text-style-name="P20" draw:layer="layout" svg:width="2.086cm" svg:height="0.922cm" svg:x="14.438cm" svg:y="6.737cm">
            <draw:text-box>
              <text:p text:style-name="P7"><text:span text:style-name="T11">dd-mm-yyyy</text:span></text:p>
              <text:p text:style-name="P7"><text:span text:style-name="T11">00:00:00</text:span></text:p>
            </draw:text-box>
          </draw:frame>
          <draw:frame draw:style-name="gr68" draw:text-style-name="P20" draw:layer="layout" svg:width="2.086cm" svg:height="0.922cm" svg:x="14.439cm" svg:y="8.496cm">
            <draw:text-box>
              <text:p text:style-name="P7"><text:span text:style-name="T11">dd-mm-yyyy</text:span></text:p>
              <text:p text:style-name="P7"><text:span text:style-name="T11">00:00:00</text:span></text:p>
            </draw:text-box>
          </draw:frame>
          <draw:frame draw:style-name="gr69" draw:text-style-name="P21" draw:layer="layout" svg:width="1.194cm" svg:height="1.031cm" svg:x="14.745cm" svg:y="7.415cm">
            <draw:text-box>
              <text:p text:style-name="P7"><text:span text:style-name="T12">...</text:span></text:p>
            </draw:text-box>
          </draw:frame>
          <draw:frame draw:style-name="gr69" draw:text-style-name="P21" draw:layer="layout" svg:width="1.194cm" svg:height="1.031cm" svg:x="16.245cm" svg:y="7.416cm">
            <draw:text-box>
              <text:p text:style-name="P7"><text:span text:style-name="T12">...</text:span></text:p>
            </draw:text-box>
          </draw:frame>
        </draw:g>
      </draw:page>
      <draw:page draw:name="page4" draw:style-name="dp1" draw:master-page-name="Default">
        <draw:g>
          <draw:custom-shape draw:style-name="gr70" draw:text-style-name="P1" draw:layer="layout" svg:width="0.895cm" svg:height="0.11cm" svg:x="10.622cm" svg:y="5.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17" draw:layer="layout" svg:width="1.312cm" svg:height="0.971cm" svg:x="10.411cm" svg:y="4.736cm">
            <text:p/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0" draw:text-style-name="P1" draw:layer="layout" svg:width="0.895cm" svg:height="0.11cm" svg:x="10.625cm" svg:y="8.6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17" draw:layer="layout" svg:width="1.312cm" svg:height="0.971cm" svg:x="10.414cm" svg:y="7.612cm">
            <text:p/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2" draw:text-style-name="P1" draw:layer="layout" svg:width="0.895cm" svg:height="0.11cm" svg:x="10.626cm" svg:y="10.7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17" draw:layer="layout" svg:width="1.312cm" svg:height="0.971cm" svg:x="10.415cm" svg:y="9.712cm">
            <text:p/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4" draw:text-style-name="P1" draw:layer="layout" svg:width="0.838cm" svg:height="0.11cm" svg:x="10.614cm" svg:y="13.33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17" draw:layer="layout" svg:width="1.229cm" svg:height="0.971cm" svg:x="10.416cm" svg:y="12.312cm">
            <text:p/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6" draw:text-style-name="P14" draw:layer="layout" svg:width="4.656cm" svg:height="2.993cm" svg:x="2.014cm" svg:y="14.504cm">
          <draw:text-box>
            <text:p text:style-name="P3"><text:span text:style-name="T13">In each round wallets can vote to the their validators of choice, passing them their reputation.</text:span></text:p>
          </draw:text-box>
        </draw:frame>
        <draw:frame draw:style-name="gr77" draw:text-style-name="P21" draw:layer="layout" svg:width="0.883cm" svg:height="0.763cm" svg:x="10.638cm" svg:y="11.119cm">
          <draw:text-box>
            <text:p text:style-name="P7"><text:span text:style-name="T12">...</text:span></text:p>
          </draw:text-box>
        </draw:frame>
        <draw:frame draw:style-name="gr77" draw:text-style-name="P21" draw:layer="layout" svg:width="0.883cm" svg:height="0.763cm" svg:x="10.639cm" svg:y="6.32cm">
          <draw:text-box>
            <text:p text:style-name="P7"><text:span text:style-name="T12">...</text:span></text:p>
          </draw:text-box>
        </draw:frame>
        <draw:g>
          <draw:g xml:id="id5" draw:id="id5">
            <draw:g>
              <draw:custom-shape draw:style-name="gr78" draw:text-style-name="P1" draw:layer="layout" svg:width="0.895cm" svg:height="0.514cm" svg:x="2.521cm" svg:y="4.7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1" draw:text-style-name="P17" draw:layer="layout" svg:width="1.312cm" svg:height="0.971cm" svg:x="2.31cm" svg:y="4.81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1" draw:text-style-name="P17" draw:layer="layout" svg:width="0.502cm" svg:height="0.306cm" svg:x="3.255cm" svg:y="5.15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5417.5895765472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1" draw:text-style-name="P17" draw:layer="layout" svg:width="0.102cm" svg:height="0.106cm" svg:x="3.325cm" svg:y="5.2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78" draw:text-style-name="P1" draw:layer="layout" svg:width="0.895cm" svg:height="0.514cm" svg:x="2.522cm" svg:y="6.021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1" draw:text-style-name="P17" draw:layer="layout" svg:width="1.312cm" svg:height="0.971cm" svg:x="2.311cm" svg:y="6.11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1" draw:text-style-name="P17" draw:layer="layout" svg:width="0.502cm" svg:height="0.306cm" svg:x="3.256cm" svg:y="6.45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5417.5895765472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1" draw:text-style-name="P17" draw:layer="layout" svg:width="0.102cm" svg:height="0.106cm" svg:x="3.326cm" svg:y="6.551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78" draw:text-style-name="P1" draw:layer="layout" svg:width="0.895cm" svg:height="0.514cm" svg:x="4.322cm" svg:y="4.7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1" draw:text-style-name="P17" draw:layer="layout" svg:width="1.312cm" svg:height="0.971cm" svg:x="4.111cm" svg:y="4.81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1" draw:text-style-name="P17" draw:layer="layout" svg:width="0.502cm" svg:height="0.306cm" svg:x="5.056cm" svg:y="5.15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5417.5895765472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41" draw:text-style-name="P17" draw:layer="layout" svg:width="0.102cm" svg:height="0.106cm" svg:x="5.126cm" svg:y="5.2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77" draw:text-style-name="P21" draw:layer="layout" svg:width="0.883cm" svg:height="0.763cm" svg:x="4.336cm" svg:y="6.117cm">
              <draw:text-box>
                <text:p text:style-name="P7"><text:span text:style-name="T12">...</text:span></text:p>
              </draw:text-box>
            </draw:frame>
          </draw:g>
          <draw:g xml:id="id6" draw:id="id6">
            <draw:g>
              <draw:custom-shape draw:style-name="gr70" draw:text-style-name="P1" draw:layer="layout" svg:width="0.895cm" svg:height="0.11cm" svg:x="2.523cm" svg:y="11.93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1" draw:text-style-name="P17" draw:layer="layout" svg:width="1.312cm" svg:height="0.971cm" svg:x="2.312cm" svg:y="10.912cm">
                <text:p/>
    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70" draw:text-style-name="P1" draw:layer="layout" svg:width="0.895cm" svg:height="0.11cm" svg:x="2.524cm" svg:y="13.33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1" draw:text-style-name="P17" draw:layer="layout" svg:width="1.312cm" svg:height="0.971cm" svg:x="2.313cm" svg:y="12.312cm">
                <text:p/>
    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>
              <draw:custom-shape draw:style-name="gr70" draw:text-style-name="P1" draw:layer="layout" svg:width="0.895cm" svg:height="0.11cm" svg:x="4.324cm" svg:y="11.936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1" draw:text-style-name="P17" draw:layer="layout" svg:width="1.312cm" svg:height="0.971cm" svg:x="4.113cm" svg:y="10.912cm">
                <text:p/>
    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frame draw:style-name="gr77" draw:text-style-name="P21" draw:layer="layout" svg:width="0.883cm" svg:height="0.763cm" svg:x="4.337cm" svg:y="12.418cm">
              <draw:text-box>
                <text:p text:style-name="P7"><text:span text:style-name="T12">...</text:span></text:p>
              </draw:text-box>
            </draw:frame>
          </draw:g>
          <draw:connector draw:style-name="gr79" draw:text-style-name="P1" draw:layer="layout" draw:type="curve" svg:x1="5.558cm" svg:y1="5.902cm" svg:x2="2.312cm" svg:y2="12.179cm" draw:start-shape="id5" draw:start-glue-point="1" draw:end-shape="id6" draw:end-glue-point="3" svg:d="M5558 5902c778 0 520 3096-1622 3096-2141 0-2401 3181-1624 3181" svg:viewBox="0 0 4048 6278">
            <text:p/>
          </draw:connector>
          <draw:connector draw:style-name="gr79" draw:text-style-name="P1" draw:layer="layout" draw:type="curve" svg:x1="3.934cm" svg:y1="7.084cm" svg:x2="5.425cm" svg:y2="12.179cm" draw:start-shape="id5" draw:start-glue-point="2" draw:end-shape="id6" draw:end-glue-point="1" svg:d="M3934 7084c0 2871 1006 2392 1573 2948s696 2147-82 2147" svg:viewBox="0 0 2038 5096">
            <text:p/>
          </draw:connector>
          <draw:connector draw:style-name="gr79" draw:text-style-name="P1" draw:layer="layout" draw:type="curve" svg:x1="2.31cm" svg:y1="5.902cm" svg:x2="3.868cm" svg:y2="10.912cm" draw:start-shape="id5" draw:start-glue-point="3" draw:end-shape="id6" draw:end-glue-point="0" svg:d="M2310 5902c-777 0-648 1548-64 2083s1622 56 1622 2927" svg:viewBox="0 0 2101 5011">
            <text:p/>
          </draw:connector>
          <draw:g>
            <draw:custom-shape draw:style-name="gr80" draw:text-style-name="P22" draw:layer="layout" svg:width="0.997cm" svg:height="0.742cm" svg:x="5.779cm" svg:y="6.6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1" draw:text-style-name="P16" draw:layer="layout" svg:width="1.354cm" svg:height="0.708cm" svg:x="5.615cm" svg:y="6.689cm">
              <draw:text-box>
                <text:p text:style-name="P15"><text:span text:style-name="T7">WR</text:span></text:p>
              </draw:text-box>
            </draw:frame>
          </draw:g>
          <draw:g>
            <draw:custom-shape draw:style-name="gr80" draw:text-style-name="P22" draw:layer="layout" svg:width="0.997cm" svg:height="0.742cm" svg:x="5.279cm" svg:y="9.41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1" draw:text-style-name="P16" draw:layer="layout" svg:width="1.354cm" svg:height="0.708cm" svg:x="5.115cm" svg:y="9.481cm">
              <draw:text-box>
                <text:p text:style-name="P15"><text:span text:style-name="T7">WR</text:span></text:p>
              </draw:text-box>
            </draw:frame>
          </draw:g>
          <draw:g>
            <draw:custom-shape draw:style-name="gr80" draw:text-style-name="P22" draw:layer="layout" svg:width="0.997cm" svg:height="0.742cm" svg:x="1.879cm" svg:y="8.0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1" draw:text-style-name="P16" draw:layer="layout" svg:width="1.354cm" svg:height="0.708cm" svg:x="1.715cm" svg:y="8.073cm">
              <draw:text-box>
                <text:p text:style-name="P15"><text:span text:style-name="T7">WR</text:span></text:p>
              </draw:text-box>
            </draw:frame>
          </draw:g>
        </draw:g>
        <draw:frame draw:style-name="gr82" draw:text-style-name="P14" draw:layer="layout" svg:width="4.91cm" svg:height="2.993cm" svg:x="8.543cm" svg:y="14.504cm">
          <draw:text-box>
            <text:p text:style-name="P3"><text:span text:style-name="T13">The election allows to rank the validators based on their reputation and to determine eligible ones</text:span></text:p>
          </draw:text-box>
        </draw:frame>
        <draw:custom-shape draw:style-name="gr83" draw:text-style-name="P1" xml:id="id10" draw:id="id10" draw:layer="layout" svg:width="0.398cm" svg:height="4.562cm" draw:transform="rotate (-3.14159265358979) translate (12.423cm 9.11cm)">
          <text:p/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4" draw:text-style-name="P23" xml:id="id7" draw:id="id7" draw:layer="layout" svg:width="0.894cm" svg:height="0.894cm" svg:x="3.895cm" svg:y="2.28cm">
          <text:p text:style-name="P7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3" xml:id="id8" draw:id="id8" draw:layer="layout" svg:width="0.894cm" svg:height="0.894cm" svg:x="10.595cm" svg:y="2.281cm">
          <text:p text:style-name="P7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24" draw:layer="layout" draw:type="line" svg:x1="4.789cm" svg:y1="2.727cm" svg:x2="10.595cm" svg:y2="2.728cm" draw:start-shape="id7" draw:start-glue-point="10" draw:end-shape="id8" draw:end-glue-point="6" svg:d="M4789 2727l5806 1" svg:viewBox="0 0 5807 2">
          <text:p/>
        </draw:connector>
        <draw:custom-shape draw:style-name="gr84" draw:text-style-name="P23" xml:id="id9" draw:id="id9" draw:layer="layout" svg:width="0.894cm" svg:height="0.894cm" svg:x="17.295cm" svg:y="2.282cm">
          <text:p text:style-name="P7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24" draw:layer="layout" draw:type="line" svg:x1="11.489cm" svg:y1="2.728cm" svg:x2="17.295cm" svg:y2="2.729cm" draw:start-shape="id8" draw:start-glue-point="10" draw:end-shape="id9" draw:end-glue-point="6" svg:d="M11489 2728l5806 1" svg:viewBox="0 0 5807 2">
          <text:p/>
        </draw:connector>
        <draw:custom-shape draw:style-name="gr83" draw:text-style-name="P1" draw:layer="layout" svg:width="0.398cm" svg:height="4.562cm" draw:transform="rotate (-3.14159265358979) translate (12.423cm 14.009cm)">
          <text:p/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86" draw:text-style-name="P25" draw:layer="layout" svg:width="2.995cm" svg:height="0.708cm" draw:transform="rotate (1.5707963267949) translate (8.892cm 13.112cm)">
          <draw:text-box>
            <text:p text:style-name="P7"><text:span text:style-name="T7">Ineligible</text:span></text:p>
          </draw:text-box>
        </draw:frame>
        <draw:line draw:style-name="gr87" draw:text-style-name="P1" draw:layer="layout" svg:x1="12.345cm" svg:y1="9.265cm" svg:x2="9.792cm" svg:y2="9.265cm">
          <text:p/>
        </draw:line>
        <draw:frame draw:style-name="gr86" draw:text-style-name="P25" draw:layer="layout" svg:width="4.898cm" svg:height="0.708cm" draw:transform="rotate (1.5707963267949) translate (8.892cm 9.417cm)">
          <draw:text-box>
            <text:p text:style-name="P7"><text:span text:style-name="T15">N</text:span><text:span text:style-name="T7"> <text:s/>eligible validators</text:span></text:p>
          </draw:text-box>
        </draw:frame>
        <draw:g>
          <draw:custom-shape draw:style-name="gr70" draw:text-style-name="P1" draw:layer="layout" svg:width="0.895cm" svg:height="0.11cm" svg:x="16.614cm" svg:y="8.2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17" draw:layer="layout" svg:width="1.312cm" svg:height="0.971cm" svg:x="16.403cm" svg:y="7.178cm">
            <text:p/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0" draw:text-style-name="P1" draw:layer="layout" svg:width="0.895cm" svg:height="0.11cm" svg:x="16.617cm" svg:y="11.0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17" draw:layer="layout" svg:width="1.312cm" svg:height="0.971cm" svg:x="16.406cm" svg:y="10.054cm">
            <text:p/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7" draw:text-style-name="P21" draw:layer="layout" svg:width="0.883cm" svg:height="0.763cm" svg:x="16.631cm" svg:y="8.762cm">
          <draw:text-box>
            <text:p text:style-name="P7"><text:span text:style-name="T12">...</text:span></text:p>
          </draw:text-box>
        </draw:frame>
        <draw:frame draw:style-name="gr88" draw:text-style-name="P14" draw:layer="layout" svg:width="5.709cm" svg:height="2.993cm" svg:x="14.593cm" svg:y="14.504cm">
          <draw:text-box>
            <text:p text:style-name="P3"><text:span text:style-name="T16">M </text:span><text:span text:style-name="T17">≤</text:span><text:span text:style-name="T16"> N</text:span><text:span text:style-name="T13"> <text:s/>validators are randomly selected by the random function to constitutes the validation pool for the round</text:span></text:p>
          </draw:text-box>
        </draw:frame>
        <draw:connector draw:style-name="gr89" draw:text-style-name="P1" draw:layer="layout" draw:type="curve" svg:x1="12.423cm" svg:y1="6.829cm" svg:x2="15.716cm" svg:y2="9.27cm" draw:start-shape="id10" draw:start-glue-point="5" draw:end-shape="id11" draw:end-glue-point="5" svg:d="M12423 6829c2469 0 823 2441 3293 2441" svg:viewBox="0 0 3294 2442">
          <text:p/>
        </draw:connector>
        <draw:custom-shape draw:style-name="gr83" draw:text-style-name="P1" xml:id="id11" draw:id="id11" draw:layer="layout" svg:width="0.398cm" svg:height="4.562cm" svg:x="15.716cm" svg:y="6.989cm">
          <text:p/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3" draw:text-style-name="P1" draw:layer="layout" svg:width="0.398cm" svg:height="4.562cm" svg:x="9.717cm" svg:y="4.548cm">
          <text:p/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3" draw:text-style-name="P1" draw:layer="layout" svg:width="0.398cm" svg:height="4.562cm" svg:x="9.718cm" svg:y="9.447cm">
          <text:p/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90" draw:text-style-name="P18" draw:layer="layout" svg:width="0.452cm" svg:height="1.352cm" svg:x="18.263cm" svg:y="7.069cm">
          <text:p/>
          <draw:enhanced-geometry svg:viewBox="0 0 21600 21600" draw:mirror-horizontal="false" draw:mirror-vertical="false" draw:text-areas="0 0 21600 21600" draw:type="chevron" draw:modifiers="864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4" draw:text-style-name="P23" xml:id="id12" draw:id="id12" draw:layer="layout" svg:width="0.894cm" svg:height="0.894cm" svg:x="23.996cm" svg:y="2.283cm">
          <text:p text:style-name="P7"><text:span text:style-name="T1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5" draw:text-style-name="P24" draw:layer="layout" draw:type="line" svg:x1="18.189cm" svg:y1="2.729cm" svg:x2="23.996cm" svg:y2="2.73cm" draw:start-shape="id9" draw:start-glue-point="10" draw:end-shape="id12" draw:end-glue-point="6" svg:d="M18189 2729l5807 1" svg:viewBox="0 0 5808 2">
          <text:p/>
        </draw:connector>
        <draw:frame draw:style-name="gr91" draw:text-style-name="P14" draw:layer="layout" svg:width="6.523cm" svg:height="2.993cm" svg:x="21.294cm" svg:y="14.504cm">
          <draw:text-box>
            <text:p text:style-name="P3"><text:span text:style-name="T18">In turn, the </text:span><text:span text:style-name="T16">M</text:span><text:span text:style-name="T13"> selected validators receive unconfirmed transactions, validate them, group into a block and commit the block to the blockchain</text:span></text:p>
          </draw:text-box>
        </draw:frame>
        <draw:frame draw:style-name="gr92" draw:text-style-name="P25" draw:layer="layout" svg:width="2.995cm" svg:height="1.165cm" svg:x="12.748cm" svg:y="5.861cm">
          <draw:text-box>
            <text:p text:style-name="P7"><text:span text:style-name="T7">Random</text:span></text:p>
            <text:p text:style-name="P7"><text:span text:style-name="T7">selection</text:span></text:p>
          </draw:text-box>
        </draw:frame>
        <draw:g>
          <draw:custom-shape draw:style-name="gr93" draw:text-style-name="P26" draw:layer="layout" svg:width="0.82cm" svg:height="0.852cm" svg:x="21.348cm" svg:y="3.637cm">
            <text:p text:style-name="P7"><text:span text:style-name="T19">TX</text:span></text:p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6" draw:layer="layout" svg:width="0.82cm" svg:height="0.852cm" svg:x="22.314cm" svg:y="3.637cm">
            <text:p text:style-name="P7"><text:span text:style-name="T19">TX</text:span></text:p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6" draw:layer="layout" svg:width="0.82cm" svg:height="0.852cm" svg:x="23.28cm" svg:y="3.637cm">
            <text:p text:style-name="P7"><text:span text:style-name="T19">TX</text:span></text:p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6" draw:layer="layout" svg:width="0.82cm" svg:height="0.852cm" svg:x="24.246cm" svg:y="3.637cm">
            <text:p text:style-name="P7"><text:span text:style-name="T19">TX</text:span></text:p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6" draw:layer="layout" svg:width="0.82cm" svg:height="0.852cm" svg:x="25.212cm" svg:y="3.637cm">
            <text:p text:style-name="P7"><text:span text:style-name="T19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0" draw:text-style-name="P1" draw:layer="layout" svg:width="0.895cm" svg:height="0.11cm" svg:x="19.515cm" svg:y="8.2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17" draw:layer="layout" svg:width="1.312cm" svg:height="0.971cm" svg:x="19.304cm" svg:y="7.178cm">
            <text:p/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7" draw:id="id17">
          <draw:custom-shape draw:style-name="gr94" draw:text-style-name="P26" draw:layer="layout" svg:width="0.698cm" svg:height="0.727cm" svg:x="23.091cm" svg:y="12.45cm">
            <text:p text:style-name="P7"><text:span text:style-name="T19">TX</text:span></text:p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26" draw:layer="layout" svg:width="0.699cm" svg:height="0.726cm" svg:x="24.738cm" svg:y="12.453cm">
            <text:p text:style-name="P7"><text:span text:style-name="T19">TX</text:span></text:p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26" draw:layer="layout" svg:width="0.699cm" svg:height="0.726cm" svg:x="23.091cm" svg:y="13.3cm">
            <text:p text:style-name="P7"><text:span text:style-name="T19">TX</text:span></text:p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26" draw:layer="layout" svg:width="0.699cm" svg:height="0.726cm" svg:x="23.914cm" svg:y="13.3cm">
            <text:p text:style-name="P7"><text:span text:style-name="T19">TX</text:span></text:p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26" draw:layer="layout" svg:width="0.699cm" svg:height="0.726cm" svg:x="24.738cm" svg:y="13.3cm">
            <text:p text:style-name="P7"><text:span text:style-name="T19">TX</text:span></text:p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26" draw:layer="layout" svg:width="0.698cm" svg:height="0.726cm" svg:x="23.091cm" svg:y="11.599cm">
            <text:p text:style-name="P7"><text:span text:style-name="T19">TX</text:span></text:p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26" draw:layer="layout" svg:width="0.699cm" svg:height="0.726cm" svg:x="23.914cm" svg:y="11.602cm">
            <text:p text:style-name="P7"><text:span text:style-name="T19">TX</text:span></text:p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26" draw:layer="layout" svg:width="0.699cm" svg:height="0.726cm" svg:x="24.738cm" svg:y="11.602cm">
            <text:p text:style-name="P7"><text:span text:style-name="T19">TX</text:span></text:p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27" draw:layer="layout" svg:width="2.534cm" svg:height="2.636cm" svg:x="23.006cm" svg:y="11.501cm">
            <text:p text:style-name="P7"><text:span text:style-name="T19">Bl</text:span></text:p>
            <draw:enhanced-geometry svg:viewBox="0 0 21600 21600" draw:path-stretchpoint-x="10800" draw:path-stretchpoint-y="10800" draw:text-areas="?f3 ?f4 ?f5 ?f6" draw:type="round-rectangle" draw:modifiers="1118.4936112979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92" draw:text-style-name="P25" xml:id="id14" draw:id="id14" draw:layer="layout" svg:width="2.995cm" svg:height="1.165cm" svg:x="21.849cm" svg:y="6.162cm">
          <draw:text-box>
            <text:p text:style-name="P7"><text:span text:style-name="T7">Confirm transactions</text:span></text:p>
          </draw:text-box>
        </draw:frame>
        <draw:frame draw:style-name="gr92" draw:text-style-name="P25" xml:id="id15" draw:id="id15" draw:layer="layout" svg:width="2.995cm" svg:height="1.165cm" svg:x="24.561cm" svg:y="7.718cm">
          <draw:text-box>
            <text:p text:style-name="P7"><text:span text:style-name="T7">Add to block</text:span></text:p>
          </draw:text-box>
        </draw:frame>
        <draw:connector draw:style-name="gr89" draw:text-style-name="P1" draw:layer="layout" draw:type="curve" svg:x1="22.168cm" svg:y1="5.068cm" svg:x2="23.346cm" svg:y2="6.162cm" draw:start-shape="id13" draw:start-glue-point="1" draw:end-shape="id14" draw:end-glue-point="0" svg:d="M22168 5068c786 0 1178 364 1178 1094" svg:viewBox="0 0 1179 1095">
          <text:p/>
        </draw:connector>
        <draw:custom-shape draw:style-name="gr98" draw:text-style-name="P26" xml:id="id13" draw:id="id13" draw:layer="layout" svg:width="0.819cm" svg:height="0.852cm" svg:x="21.349cm" svg:y="4.642cm">
          <text:p text:style-name="P7"><text:span text:style-name="T19">TX</text:span></text:p>
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9" draw:text-style-name="P1" draw:layer="layout" draw:type="curve" svg:x1="24.844cm" svg:y1="6.744cm" svg:x2="26.058cm" svg:y2="7.718cm" draw:start-shape="id14" draw:end-shape="id15" draw:end-glue-point="0" svg:d="M24844 6744c810 0 1214 324 1214 974" svg:viewBox="0 0 1215 975">
          <text:p/>
        </draw:connector>
        <draw:custom-shape draw:style-name="gr99" draw:text-style-name="P1" draw:layer="layout" svg:width="0.398cm" svg:height="4.113cm" svg:x="20.817cm" svg:y="5.839cm">
          <text:p/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92" draw:text-style-name="P25" xml:id="id16" draw:id="id16" draw:layer="layout" svg:width="2.995cm" svg:height="1.165cm" svg:x="21.862cm" svg:y="8.919cm">
          <draw:text-box>
            <text:p text:style-name="P7"><text:span text:style-name="T7">Commit block</text:span></text:p>
          </draw:text-box>
        </draw:frame>
        <draw:connector draw:style-name="gr89" draw:text-style-name="P1" draw:layer="layout" draw:type="curve" svg:x1="26.058cm" svg:y1="8.883cm" svg:x2="24.857cm" svg:y2="9.501cm" draw:start-shape="id15" draw:start-glue-point="2" draw:end-shape="id16" draw:end-glue-point="1" svg:d="M26058 8883c0 412-400 618-1201 618" svg:viewBox="0 0 1202 619">
          <text:p/>
        </draw:connector>
        <draw:connector draw:style-name="gr89" draw:text-style-name="P1" draw:layer="layout" draw:type="curve" svg:x1="23.359cm" svg:y1="10.084cm" svg:x2="24.273cm" svg:y2="11.501cm" draw:start-shape="id16" draw:start-glue-point="2" draw:end-shape="id17" svg:d="M23359 10084c0 1050 914 342 914 1417" svg:viewBox="0 0 915 14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 style:font-adornments="Ligh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16:40:17.739528257</meta:creation-date>
    <dc:date>2019-03-04T20:35:19.662443069</dc:date>
    <meta:editing-duration>PT4H20M58S</meta:editing-duration>
    <meta:editing-cycles>58</meta:editing-cycles>
    <meta:generator>LibreOffice/5.4.4.2$MacOSX_X86_64 LibreOffice_project/2524958677847fb3bb44820e40380acbe820f960</meta:generator>
    <meta:document-statistic meta:object-count="267"/>
  </office:meta>
</office:document-meta>
</file>